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460000249100000D9970B6331E.wmf"/>
  <manifest:file-entry manifest:media-type="" manifest:full-path="Pictures/200000480000249100000D2113ED5087.wmf"/>
  <manifest:file-entry manifest:media-type="" manifest:full-path="Pictures/200000570000249100000EC53D6287FF.wmf"/>
  <manifest:file-entry manifest:media-type="" manifest:full-path="Pictures/2000010800002491000016CED76B8C04.wmf"/>
  <manifest:file-entry manifest:media-type="" manifest:full-path="Pictures/2000000700000FB5000000C94FDA4EAC.wmf"/>
  <manifest:file-entry manifest:media-type="" manifest:full-path="Pictures/20000007000025F9000000C9F0140E06.wmf"/>
  <manifest:file-entry manifest:media-type="" manifest:full-path="Pictures/2000003A0000249100000EC57CBC684C.wmf"/>
  <manifest:file-entry manifest:media-type="" manifest:full-path="Pictures/200000430000249100000E75FD98263A.wmf"/>
  <manifest:file-entry manifest:media-type="" manifest:full-path="Pictures/200000500000249100000F798AA909DA.wmf"/>
  <manifest:file-entry manifest:media-type="" manifest:full-path="Pictures/200000480000249100000B414C1F0D85.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6.5014in" table:align="center" style:writing-mode="lr-tb"/>
    </style:style>
    <style:style style:name="Table1.A" style:family="table-column">
      <style:table-column-properties style:column-width="1.6243in"/>
    </style:style>
    <style:style style:name="Table1.B" style:family="table-column">
      <style:table-column-properties style:column-width="0.975in"/>
    </style:style>
    <style:style style:name="Table1.C" style:family="table-column">
      <style:table-column-properties style:column-width="0.9757in"/>
    </style:style>
    <style:style style:name="Table1.F" style:family="table-column">
      <style:table-column-properties style:column-width="0.9764in"/>
    </style:style>
    <style:style style:name="Table1.1" style:family="table-row">
      <style:table-row-properties style:min-row-height="1.0833in" style:keep-together="true" fo:keep-together="auto"/>
    </style:style>
    <style:style style:name="Table1.A1" style:family="table-cell">
      <style:table-cell-properties style:vertical-align="middle" fo:padding="0in" fo:border-left="0.0069in solid #00000a" fo:border-right="0.0069in solid #00000a" fo:border-top="0.0347in solid #00000a" fo:border-bottom="0.0347in solid #00000a"/>
    </style:style>
    <style:style style:name="Table1.B1" style:family="table-cell">
      <style:table-cell-properties style:vertical-align="middle" fo:padding="0in" fo:border-left="none" fo:border-right="0.0069in solid #00000a" fo:border-top="0.0347in solid #00000a" fo:border-bottom="0.0347in solid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2" style:family="table">
      <style:table-properties style:width="6.5014in" table:align="center" style:writing-mode="lr-tb"/>
    </style:style>
    <style:style style:name="Table2.A" style:family="table-column">
      <style:table-column-properties style:column-width="1.6243in"/>
    </style:style>
    <style:style style:name="Table2.B" style:family="table-column">
      <style:table-column-properties style:column-width="0.975in"/>
    </style:style>
    <style:style style:name="Table2.C" style:family="table-column">
      <style:table-column-properties style:column-width="0.9757in"/>
    </style:style>
    <style:style style:name="Table2.F" style:family="table-column">
      <style:table-column-properties style:column-width="0.9764in"/>
    </style:style>
    <style:style style:name="Table2.1" style:family="table-row">
      <style:table-row-properties style:min-row-height="1.0833in" style:keep-together="true" fo:keep-together="auto"/>
    </style:style>
    <style:style style:name="Table2.A1" style:family="table-cell">
      <style:table-cell-properties style:vertical-align="middle" fo:padding="0in" fo:border-left="0.0069in solid #00000a" fo:border-right="0.0069in solid #00000a" fo:border-top="0.0347in solid #00000a" fo:border-bottom="0.0347in solid #00000a"/>
    </style:style>
    <style:style style:name="Table2.B1" style:family="table-cell">
      <style:table-cell-properties style:vertical-align="middle" fo:padding="0in" fo:border-left="none" fo:border-right="0.0069in solid #00000a" fo:border-top="0.0347in solid #00000a" fo:border-bottom="0.0347in solid #00000a"/>
    </style:style>
    <style:style style:name="Table2.A2" style:family="table-cell">
      <style:table-cell-properties fo:padding="0in" fo:border-left="0.0069in solid #00000a" fo:border-right="0.0069in solid #00000a" fo:border-top="none" fo:border-bottom="0.0069in solid #00000a"/>
    </style:style>
    <style:style style:name="Table2.B2" style:family="table-cell">
      <style:table-cell-properties fo:padding="0in" fo:border-left="none" fo:border-right="0.0069in solid #00000a" fo:border-top="none" fo:border-bottom="0.0069in solid #00000a"/>
    </style:style>
    <style:style style:name="Table3" style:family="table">
      <style:table-properties style:width="4.5507in" table:align="center" style:writing-mode="lr-tb"/>
    </style:style>
    <style:style style:name="Table3.A" style:family="table-column">
      <style:table-column-properties style:column-width="1.625in"/>
    </style:style>
    <style:style style:name="Table3.B" style:family="table-column">
      <style:table-column-properties style:column-width="0.9743in"/>
    </style:style>
    <style:style style:name="Table3.C" style:family="table-column">
      <style:table-column-properties style:column-width="0.975in"/>
    </style:style>
    <style:style style:name="Table3.D" style:family="table-column">
      <style:table-column-properties style:column-width="0.9764in"/>
    </style:style>
    <style:style style:name="Table3.1" style:family="table-row">
      <style:table-row-properties style:min-row-height="1.0833in" style:keep-together="true" fo:keep-together="auto"/>
    </style:style>
    <style:style style:name="Table3.A1" style:family="table-cell">
      <style:table-cell-properties style:vertical-align="middle" fo:padding="0in" fo:border-left="0.0069in solid #00000a" fo:border-right="0.0069in solid #00000a" fo:border-top="0.0347in solid #00000a" fo:border-bottom="0.0347in solid #00000a"/>
    </style:style>
    <style:style style:name="Table3.B1" style:family="table-cell">
      <style:table-cell-properties style:vertical-align="middle" fo:padding="0in" fo:border-left="none" fo:border-right="0.0069in solid #00000a" fo:border-top="0.0347in solid #00000a" fo:border-bottom="0.0347in solid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P1"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2" style:family="paragraph" style:parent-style-name="CellBody">
      <style:paragraph-properties fo:margin-left="0.0835in" fo:margin-right="0.0835in" fo:margin-top="0.0835in" fo:margin-bottom="0.0555in" style:line-height-at-least="0.1807in" fo:orphans="2" fo:widows="2" fo:text-indent="0in" style:auto-text-indent="false"/>
      <style:text-properties fo:font-size="11pt" style:font-size-asian="11pt" style:font-size-complex="11pt"/>
    </style:style>
    <style:style style:name="P3" style:family="paragraph" style:parent-style-name="CellBody">
      <style:paragraph-properties fo:margin-left="0.0835in" fo:margin-right="0.0835in" fo:margin-top="0.0835in" fo:margin-bottom="0.0555in" fo:orphans="2" fo:widows="2" fo:text-indent="0in" style:auto-text-indent="false"/>
    </style:style>
    <style:style style:name="P4" style:family="paragraph" style:parent-style-name="CellBody">
      <style:paragraph-properties fo:margin-left="0.0835in" fo:margin-right="0.0835in" fo:margin-top="0.0835in" fo:margin-bottom="0in" style:line-height-at-least="0.1945in" fo:orphans="2" fo:widows="2" fo:text-indent="0in" style:auto-text-indent="false"/>
      <style:text-properties fo:font-size="12pt" style:font-size-asian="12pt" style:font-size-complex="12pt"/>
    </style:style>
    <style:style style:name="P5" style:family="paragraph" style:parent-style-name="CellBody">
      <style:paragraph-properties fo:margin-left="0.0835in" fo:margin-right="0.0835in" fo:margin-top="0.0835in" fo:margin-bottom="0in" fo:orphans="2" fo:widows="2" fo:text-indent="0in" style:auto-text-indent="false"/>
    </style:style>
    <style:style style:name="P6" style:family="paragraph" style:parent-style-name="CellBody">
      <style:paragraph-properties fo:margin-left="0.0835in" fo:margin-right="0.0835in" fo:margin-top="0in" fo:margin-bottom="0.0555in" style:line-height-at-least="0.1945in" fo:orphans="2" fo:widows="2" fo:text-indent="0in" style:auto-text-indent="false"/>
      <style:text-properties fo:font-size="12pt" style:font-size-asian="12pt" style:font-size-complex="12pt"/>
    </style:style>
    <style:style style:name="P7" style:family="paragraph" style:parent-style-name="CellBody">
      <style:paragraph-properties fo:margin-left="0.0835in" fo:margin-right="0.0835in" fo:margin-top="0in" fo:margin-bottom="0.0555in" fo:orphans="2" fo:widows="2" fo:text-indent="0in" style:auto-text-indent="false"/>
    </style:style>
    <style:style style:name="P8" style:family="paragraph" style:parent-style-name="CellBody">
      <style:paragraph-properties fo:margin-left="0.0835in" fo:margin-right="0.0835in" style:line-height-at-least="0.1945in" fo:orphans="2" fo:widows="2" fo:text-indent="0in" style:auto-text-indent="false"/>
      <style:text-properties fo:font-size="12pt" style:font-size-asian="12pt" style:font-size-complex="12pt"/>
    </style:style>
    <style:style style:name="P9" style:family="paragraph" style:parent-style-name="CellHeading">
      <style:paragraph-properties fo:margin-left="0.0835in" fo:margin-right="0.0835in" fo:margin-top="0.111in" fo:margin-bottom="0.0835in" style:line-height-at-least="0.1807in" fo:orphans="2" fo:widows="2" fo:text-indent="0in" style:auto-text-indent="false"/>
    </style:style>
    <style:style style:name="P10"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11" style:family="paragraph" style:parent-style-name="Standard">
      <style:paragraph-properties fo:margin-top="0in" fo:margin-bottom="0in" fo:orphans="2" fo:widows="2"/>
    </style:style>
    <style:style style:name="P12" style:family="paragraph" style:parent-style-name="Standard">
      <style:paragraph-properties fo:line-height="0.1665in" fo:orphans="2" fo:widows="2"/>
      <style:text-properties fo:font-size="12pt" style:font-size-asian="12pt" style:font-size-complex="12pt"/>
    </style:style>
    <style:style style:name="P13" style:family="paragraph" style:parent-style-name="Standard">
      <style:paragraph-properties fo:line-height="0.0835in" fo:orphans="2" fo:widows="2"/>
      <style:text-properties fo:font-size="12pt" style:font-size-asian="12pt" style:font-size-complex="12pt"/>
    </style:style>
    <style:style style:name="P14" style:family="paragraph" style:parent-style-name="Standard">
      <style:paragraph-properties fo:margin-top="0in" fo:margin-bottom="1in" style:line-height-at-least="0.139in" fo:orphans="2" fo:widows="2"/>
    </style:style>
    <style:style style:name="P15" style:family="paragraph" style:parent-style-name="Standard">
      <style:paragraph-properties fo:margin-top="0.1665in" fo:margin-bottom="0in" style:line-height-at-least="0.139in" fo:orphans="2" fo:widows="2" fo:keep-with-next="always"/>
    </style:style>
    <style:style style:name="P16" style:family="paragraph" style:parent-style-name="Standard">
      <style:paragraph-properties fo:margin-top="0.0693in" fo:margin-bottom="0in" style:line-height-at-least="0.139in" fo:orphans="2" fo:widows="2" fo:keep-with-next="always"/>
    </style:style>
    <style:style style:name="P17" style:family="paragraph" style:parent-style-name="Standard">
      <style:paragraph-properties fo:margin-top="0.0972in" fo:margin-bottom="0in" style:line-height-at-least="0.139in" fo:orphans="2" fo:widows="2" fo:keep-with-next="always"/>
    </style:style>
    <style:style style:name="P18" style:family="paragraph" style:parent-style-name="Standard">
      <style:paragraph-properties fo:margin-top="0in" fo:margin-bottom="0.0972in" fo:line-height="100%" fo:text-align="justify" style:justify-single-word="false" fo:orphans="2" fo:widows="2" fo:padding="0in" fo:border="none"/>
    </style:style>
    <style:style style:name="P19" style:family="paragraph" style:parent-style-name="bullet">
      <style:paragraph-properties fo:orphans="2" fo:widows="2"/>
    </style:style>
    <style:style style:name="P20" style:family="paragraph" style:parent-style-name="bullet">
      <style:paragraph-properties fo:margin-top="0in" fo:margin-bottom="0.0693in" fo:orphans="2" fo:widows="2"/>
    </style:style>
    <style:style style:name="P21" style:family="paragraph" style:parent-style-name="bullet">
      <style:paragraph-properties fo:margin-top="0in" fo:margin-bottom="0.0555in" fo:orphans="2" fo:widows="2"/>
    </style:style>
    <style:style style:name="P22" style:family="paragraph" style:parent-style-name="note">
      <style:paragraph-properties fo:margin-top="0.0835in" fo:margin-bottom="0.139in" fo:orphans="2" fo:widows="2"/>
    </style:style>
    <style:style style:name="P23" style:family="paragraph" style:parent-style-name="body">
      <style:paragraph-properties fo:orphans="2" fo:widows="2"/>
    </style:style>
    <style:style style:name="P24" style:family="paragraph" style:parent-style-name="TableTitle">
      <style:paragraph-properties fo:orphans="2" fo:widows="2"/>
    </style:style>
    <style:style style:name="P25" style:family="paragraph" style:parent-style-name="code">
      <style:paragraph-properties fo:orphans="2" fo:widows="2"/>
    </style:style>
    <style:style style:name="P26" style:family="paragraph" style:parent-style-name="Body">
      <style:paragraph-properties fo:orphans="2" fo:widows="2"/>
      <style:text-properties fo:font-size="10.5pt" style:font-size-asian="10.5pt" style:font-size-complex="10.5pt"/>
    </style:style>
    <style:style style:name="P27" style:family="paragraph" style:parent-style-name="Body">
      <style:paragraph-properties fo:orphans="2" fo:widows="2" fo:break-before="page"/>
    </style:style>
    <style:style style:name="P28" style:family="paragraph" style:parent-style-name="step">
      <style:paragraph-properties fo:orphans="2" fo:widows="2"/>
    </style:style>
    <style:style style:name="P29"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30" style:family="paragraph" style:parent-style-name="bullet2">
      <style:paragraph-properties fo:margin-top="0in" fo:margin-bottom="0.0138in" fo:orphans="2" fo:widows="2"/>
    </style:style>
    <style:style style:name="P31" style:family="paragraph" style:parent-style-name="Heading_20_3">
      <style:paragraph-properties fo:margin-top="0.0417in" fo:margin-bottom="0.0693in" fo:orphans="2" fo:widows="2"/>
    </style:style>
    <style:style style:name="P32" style:family="paragraph" style:parent-style-name="Heading_20_3">
      <style:paragraph-properties fo:margin-top="0.0835in" fo:margin-bottom="0.0693in" fo:orphans="2" fo:widows="2"/>
    </style:style>
    <style:style style:name="P33" style:family="paragraph" style:parent-style-name="Heading_20_2">
      <style:paragraph-properties fo:margin-top="0in" fo:margin-bottom="0.0555in" fo:orphans="2" fo:widows="2"/>
    </style:style>
    <style:style style:name="P34" style:family="paragraph" style:parent-style-name="sectionheading">
      <style:paragraph-properties fo:margin-top="0in" fo:margin-bottom="0.0555in" fo:orphans="2" fo:widows="2"/>
    </style:style>
    <style:style style:name="P35" style:family="paragraph" style:parent-style-name="sectionheading">
      <style:paragraph-properties fo:margin-top="0.0417in" fo:margin-bottom="0.0555in" fo:orphans="2" fo:widows="2"/>
    </style:style>
    <style:style style:name="P36" style:family="paragraph" style:parent-style-name="Heading_20_1" style:master-page-name="Standard">
      <style:paragraph-properties fo:margin-top="0in" fo:margin-bottom="0in" fo:orphans="2" fo:widows="2" style:page-number="auto"/>
    </style:style>
    <style:style style:name="P37"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fo:font-weight="bold" style:font-weight-asian="bold" style:font-weight-complex="bold"/>
    </style:style>
    <style:style style:name="T4" style:family="text">
      <style:text-properties text:display="none"/>
    </style:style>
    <style:style style:name="T5" style:family="text">
      <style:text-properties fo:font-size="10.5pt" style:font-size-asian="10.5pt" style:font-size-complex="10.5pt"/>
    </style:style>
    <style:style style:name="T6" style:family="text">
      <style:text-properties fo:font-size="11pt" style:font-size-asian="11pt" style:font-size-complex="11pt"/>
    </style:style>
    <style:style style:name="T7" style:family="text">
      <style:text-properties fo:font-size="11pt" fo:font-weight="bold" style:font-size-asian="11pt" style:font-weight-asian="bold" style:font-size-complex="11pt" style:font-weight-complex="bold"/>
    </style:style>
    <style:style style:name="T8" style:family="text"/>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7" svg:width="6.4996in" svg:height="0.135in" svg:x="-0.5in" svg:y="0in">
        <draw:image xlink:href="Pictures/20000007000025F9000000C9F0140E06.wmf" xlink:type="simple" xlink:show="embed" xlink:actuate="onLoad">
          <text:p/>
        </draw:image>
      </draw:frame>
      <draw:frame text:anchor-type="page" text:anchor-page-number="1" draw:z-index="10" draw:name="Picture 67" draw:style-name="gr2" draw:text-style-name="P37" svg:width="2.7913in" svg:height="0.135in" svg:x="-0.5in" svg:y="0in">
        <draw:image xlink:href="Pictures/2000000700000FB5000000C94FDA4EAC.wmf" xlink:type="simple" xlink:show="embed" xlink:actuate="onLoad">
          <text:p/>
        </draw:image>
      </draw:frame>
      <draw:frame text:anchor-type="page" text:anchor-page-number="1" draw:z-index="12" draw:name="Picture 68" draw:style-name="gr2" draw:text-style-name="P37" svg:width="2.7913in" svg:height="0.135in" svg:x="-0.5in" svg:y="0in">
        <draw:image xlink:href="Pictures/2000000700000FB5000000C94FDA4EAC.wmf" xlink:type="simple" xlink:show="embed" xlink:actuate="onLoad">
          <text:p/>
        </draw:image>
      </draw:frame>
      <draw:frame text:anchor-type="page" text:anchor-page-number="1" draw:z-index="14" draw:name="Picture 69" draw:style-name="gr2" draw:text-style-name="P37" svg:width="2.7913in" svg:height="0.135in" svg:x="-0.5in" svg:y="0in">
        <draw:image xlink:href="Pictures/2000000700000FB5000000C94FDA4EAC.wmf" xlink:type="simple" xlink:show="embed" xlink:actuate="onLoad">
          <text:p/>
        </draw:image>
      </draw:frame>
      <draw:frame text:anchor-type="page" text:anchor-page-number="1" draw:z-index="16" draw:name="Picture 70" draw:style-name="gr2" draw:text-style-name="P37" svg:width="2.7913in" svg:height="0.135in" svg:x="-0.5in" svg:y="0in">
        <draw:image xlink:href="Pictures/2000000700000FB5000000C94FDA4EAC.wmf" xlink:type="simple" xlink:show="embed" xlink:actuate="onLoad">
          <text:p/>
        </draw:image>
      </draw:frame>
      <draw:frame text:anchor-type="page" text:anchor-page-number="1" draw:z-index="18" draw:name="Picture 71" draw:style-name="gr2" draw:text-style-name="P37" svg:width="2.7913in" svg:height="0.135in" svg:x="-0.5in" svg:y="0in">
        <draw:image xlink:href="Pictures/2000000700000FB5000000C94FDA4EAC.wmf" xlink:type="simple" xlink:show="embed" xlink:actuate="onLoad">
          <text:p/>
        </draw:image>
      </draw:frame>
      <draw:frame text:anchor-type="page" text:anchor-page-number="1" draw:z-index="20" draw:name="Picture 72" draw:style-name="gr2" draw:text-style-name="P37" svg:width="2.7913in" svg:height="0.135in" svg:x="-0.5in" svg:y="0in">
        <draw:image xlink:href="Pictures/2000000700000FB5000000C94FDA4EAC.wmf" xlink:type="simple" xlink:show="embed" xlink:actuate="onLoad">
          <text:p/>
        </draw:image>
      </draw:frame>
      <draw:frame text:anchor-type="page" text:anchor-page-number="1" draw:z-index="22" draw:name="Picture 73" draw:style-name="gr2" draw:text-style-name="P37" svg:width="2.7913in" svg:height="0.135in" svg:x="-0.5in" svg:y="0in">
        <draw:image xlink:href="Pictures/2000000700000FB5000000C94FDA4EAC.wmf" xlink:type="simple" xlink:show="embed" xlink:actuate="onLoad">
          <text:p/>
        </draw:image>
      </draw:frame>
      <draw:frame text:anchor-type="page" text:anchor-page-number="1" draw:z-index="24" draw:name="Picture 74" draw:style-name="gr2" draw:text-style-name="P37" svg:width="2.7913in" svg:height="0.135in" svg:x="-0.5in" svg:y="0in">
        <draw:image xlink:href="Pictures/2000000700000FB5000000C94FDA4EAC.wmf" xlink:type="simple" xlink:show="embed" xlink:actuate="onLoad">
          <text:p/>
        </draw:image>
      </draw:frame>
      <draw:frame text:anchor-type="page" text:anchor-page-number="1" draw:z-index="25" draw:name="Picture 75" draw:style-name="gr2" draw:text-style-name="P37" svg:width="2.7913in" svg:height="0.135in" svg:x="-0.5in" svg:y="0in">
        <draw:image xlink:href="Pictures/2000000700000FB5000000C94FDA4EAC.wmf" xlink:type="simple" xlink:show="embed" xlink:actuate="onLoad">
          <text:p/>
        </draw:image>
      </draw:frame>
      <draw:frame text:anchor-type="page" text:anchor-page-number="1" draw:z-index="26" draw:name="Picture 76" draw:style-name="gr2" draw:text-style-name="P37" svg:width="2.7913in" svg:height="0.135in" svg:x="-0.5in" svg:y="0in">
        <draw:image xlink:href="Pictures/2000000700000FB5000000C94FDA4EAC.wmf" xlink:type="simple" xlink:show="embed" xlink:actuate="onLoad">
          <text:p/>
        </draw:image>
      </draw:frame>
      <draw:frame text:anchor-type="page" text:anchor-page-number="1" draw:z-index="27" draw:name="Picture 77" draw:style-name="gr2" draw:text-style-name="P37" svg:width="2.7913in" svg:height="0.135in" svg:x="-0.5in" svg:y="0in">
        <draw:image xlink:href="Pictures/2000000700000FB5000000C94FDA4EAC.wmf" xlink:type="simple" xlink:show="embed" xlink:actuate="onLoad">
          <text:p/>
        </draw:image>
      </draw:frame>
      <draw:frame text:anchor-type="page" text:anchor-page-number="1" draw:z-index="28" draw:name="Picture 78" draw:style-name="gr2" draw:text-style-name="P37" svg:width="2.7913in" svg:height="0.135in" svg:x="-0.5in" svg:y="0in">
        <draw:image xlink:href="Pictures/2000000700000FB5000000C94FDA4EAC.wmf" xlink:type="simple" xlink:show="embed" xlink:actuate="onLoad">
          <text:p/>
        </draw:image>
      </draw:frame>
      <draw:frame text:anchor-type="page" text:anchor-page-number="1" draw:z-index="29" draw:name="Picture 79" draw:style-name="gr2" draw:text-style-name="P37" svg:width="2.7913in" svg:height="0.135in" svg:x="-0.5in" svg:y="0in">
        <draw:image xlink:href="Pictures/2000000700000FB5000000C94FDA4EAC.wmf" xlink:type="simple" xlink:show="embed" xlink:actuate="onLoad">
          <text:p/>
        </draw:image>
      </draw:frame>
      <text:h text:style-name="P36" text:outline-level="1"><text:bookmark text:name="R-1067549"/>Life Cycle of JDO Instances</text:h>
      <text:p text:style-name="P14"><text:bookmark text:name="_GoBack"/><draw:frame draw:style-name="fr2" draw:name="graphics1" text:anchor-type="as-char" svg:width="6.5in" svg:height="0.1346in" draw:z-index="41"><draw:image xlink:href="Pictures/20000007000025F9000000C9F0140E06.wmf" xlink:type="simple" xlink:show="embed" xlink:actuate="onLoad"/></draw:frame></text:p>
      <text:p text:style-name="P23">This chapter specifies the life cycle for persistence capable class instances, hereinafter “JDO instances”. The classes include behavior as specified by the class (bean) developer, and for binary compatible implementations, additional behavior as provided by the reference enhancer or JDO vendor’s deployment tool. The enhancement of the classes allows application developers to treat JDO instances as if they were normal instances, with automatic fetching of persistent state from the JDO implementation.</text:p>
      <text:p text:style-name="P15"><draw:frame draw:style-name="fr2" draw:name="1" text:anchor-type="as-char" svg:width="2.7917in" svg:height="0.1346in" draw:z-index="1"><draw:image xlink:href="Pictures/2000000700000FB5000000C94FDA4EAC.wmf" xlink:type="simple" xlink:show="embed" xlink:actuate="onLoad"/></draw:frame></text:p>
      <text:h text:style-name="P33" text:outline-level="2"><text:bookmark text:name="R-1060202"/>Overview<text:span text:style-name="T4">42</text:span></text:h>
      <text:p text:style-name="P23">JDO instances might be A5.1-2 [transient], A5.1-AD1 [detached], or A5.1-1 [persistent]. That is, they might represent the persistent state of data contained in a transactional datastore. If a JDO instance is transient (and not transactional), then the instance behaves exactly like an ordinary instance of the persistence capable class.</text:p>
      <text:p text:style-name="P23">If a JDO instance is persistent, its behavior is linked to the transactional datastore with which it is associated. The JDO implementation automatically tracks changes made to the values in the instance, and automatically refreshes values from the datastore and saves values into the datastore as required to preserve transactional integrity of the data. Persistent instances stored in the datastore retain their class and the state of their persistent fields. Changing the class of a persistent instance is not supported explicitly by the JDO API. However, it might be possible for an instance to change class based on external (outside the JDO environment) modifications to the datastore.</text:p>
      <text:p text:style-name="P23">If a JDO instance is detached, its behavior is very similar to that of a transient instance, with a few significant exceptions. A detached instance does not necessarily have all of its persistent fields loaded from the data store, and A5.1-AD2 [any attempt to access unloaded fields, whether for read or write, is denied.] A5.1-AD3 [A detached instance maintains its persistent identity and the identity can be obtained by an observer.] A5.1-AD4 [A detached instance allows changes to be made to loaded fields, and tracks those changes while detached.] A5.1-AD5 [Detached instances never observe transaction boundaries.]</text:p>
      <text:p text:style-name="P23">During the life of a JDO instance, it transitions among various states until it is finally garbage collected by the JVM. During its life, the state transitions are governed by the behaviors executed on it directly as well as behaviors executed on the JDO <text:span text:style-name="T1">PersistenceManager</text:span> by both the application and by the execution environment (including the <text:span text:style-name="T1">TransactionManager</text:span>).</text:p>
      <text:p text:style-name="P23">During the life cycle, instances at times might be inconsistent with the datastore as of the beginning of the transaction. If instances are inconsistent, the notation for that instance in JDO is “dirty”. Instances made newly persistent, deleted, or modified in the transaction are dirty. Detached instances might be dirty.</text:p>
      <text:p text:style-name="P23"><text:soft-page-break/>At times, the JDO implementation might store the state of persistent instances in the datastore. This process is called “flushing”, and it does not affect the “dirty” state of the instances.</text:p>
      <text:p text:style-name="P23">Under application control, transient JDO instances might observe transaction boundaries, in which the state of the instances is either A5.1-3 [preserved] (on commit) or A5.1-4 [restored] (on rollback). Transient instances that observe transaction boundaries are called transient transactional instances. Support for transient transactional instances is a JDO option; that is, a JDO compliant implementation is not required to implement the APIs that cause the state transitions associated with transient transactional instances.</text:p>
      <text:p text:style-name="P23">A5.1-5 [Under application control, persistent JDO instances might not observe transaction boundaries. These instances are called persistent-nontransactional instances, and the life cycle of these instances is not affected by transaction boundaries.] Support for nontransactional instances is a JDO option.</text:p>
      <text:p text:style-name="P23">In a binary-compatible implementation, if a JDO instance is persistent or transactional, it contains a non-null reference to a JDO <text:span text:style-name="T1">StateManager</text:span> instance which is responsible for managing the JDO instance state changes and for interfacing with the JDO <text:span text:style-name="T1">PersistenceManager</text:span>.</text:p>
      <text:p text:style-name="P15"><draw:frame draw:style-name="fr2" draw:name="2" text:anchor-type="as-char" svg:width="2.7917in" svg:height="0.1346in" draw:z-index="2"><draw:image xlink:href="Pictures/2000000700000FB5000000C94FDA4EAC.wmf" xlink:type="simple" xlink:show="embed" xlink:actuate="onLoad"/></draw:frame></text:p>
      <text:h text:style-name="P33" text:outline-level="2">Goals</text:h>
      <text:p text:style-name="P23">The JDO instance life cycle has the following goals:</text:p>
      <text:p text:style-name="P20">•<text:tab/>The fact of persistence should be transparent to both JDO instance developer and application component developer</text:p>
      <text:p text:style-name="P20">•<text:tab/>JDO instances should be able to be used efficiently in a variety of environments, including managed (application server) and non-managed (two-tier) cases</text:p>
      <text:p text:style-name="P20">•<text:span text:style-name="T3"><text:tab/></text:span>A5.2-1 [Several JDO <text:span text:style-name="T1">PersistenceManager</text:span>s might be coresident] and A5.2-2 [might share the same persistence capable classes] (although A5.2-3 [a JDO instance can be associated with only one <text:span text:style-name="T1">PersistenceManager</text:span> at a time])</text:p>
      <text:p text:style-name="P15"><draw:frame draw:style-name="fr2" draw:name="3" text:anchor-type="as-char" svg:width="2.7917in" svg:height="0.1346in" draw:z-index="3"><draw:image xlink:href="Pictures/2000000700000FB5000000C94FDA4EAC.wmf" xlink:type="simple" xlink:show="embed" xlink:actuate="onLoad"/></draw:frame></text:p>
      <text:h text:style-name="P33" text:outline-level="2">Architecture: </text:h>
      <text:h text:style-name="P34" text:outline-level="4"><text:tab/><text:tab/>JDO Instances</text:h>
      <text:p text:style-name="P23">For transient JDO instances, there is no supporting infrastructure required. That is, transient instances will never make calls to methods to the persistence infrastructure. There is no requirement to instantiate objects outside the application domain. A5.3-1 [In a binary-compatible implementation, there is no difference in behavior between transient instances of enhanced classes and transient instances of the same non-enhanced classes, with some exceptions:</text:p>
      <text:p text:style-name="P20">•<text:tab/>additional methods and fields added by the enhancement process are visible to Java core reflection,</text:p>
      <text:p text:style-name="P20">•<text:tab/>timing of method execution is different because of added byte codes,</text:p>
      <text:p text:style-name="P20">•<text:tab/>extra methods for registration of metadata are executed at class load time.]</text:p>
      <text:p text:style-name="P23">Persistent JDO instances execute in an environment that contains an instance of the JDO <text:span text:style-name="T1">PersistenceManager</text:span> responsible for its persistent behavior. In a binary-compatible <text:soft-page-break/>implementation, the JDO instance contains a reference to an instance of the JDO <text:span text:style-name="T1">StateManager</text:span> responsible for the state transitions of the instance as well as for managing the contents of the fields of the instance. The <text:span text:style-name="T1">PersistenceManager</text:span> and the <text:span text:style-name="T1">StateManager</text:span> might be implemented by the same instance, but their interfaces are distinct.</text:p>
      <text:p text:style-name="P23">The contract between the persistence capable class and other application components extends the contract between the associated non-persistence capable class and application components. For both binary-compatible and non-binary-compatible implementations, these contract extensions support interrogation of the life cycle state of the instances and are intended for use by management parts of the system.</text:p>
      <text:p text:style-name="P23">Persistent instances might be constructed by the application and made persistent; or might be constructed by the JDO <text:span text:style-name="T1">PersistenceManager</text:span> in response to a query or navigation from a persistent instance or via the newInstance method. If the JDO <text:span text:style-name="T1">PersistenceManager</text:span> constructs the instance, the class of the instance might be a derived class of the class of the original instance, and will respond true to instanceof the class of the original. Thus, applications must not rely on tests of the actual class of persistent instances, but must instead use the instanceof test. </text:p>
      <text:h text:style-name="P35" text:outline-level="4"><text:tab/><text:tab/>JDO State Manager</text:h>
      <text:p text:style-name="P23">In a binary-compatible implementation, persistent and transactional JDO instances contain a reference to a JDO <text:span text:style-name="T1">StateManager</text:span> instance to which all of the JDO interrogatives are delegated. The associated JDO <text:span text:style-name="T1">StateManager</text:span> instance maintains the state changes of the JDO instance and interfaces with the JDO <text:span text:style-name="T1">PersistenceManager</text:span> to manage the values of the datastore.</text:p>
      <text:h text:style-name="P35" text:outline-level="4"><text:tab/><text:tab/>JDO Managed Fields</text:h>
      <text:p text:style-name="P23">Only some fields are of interest to the persistence infrastructure: fields whose values are stored in the datastore are called persistent; fields that participate in transactions (their values may be restored during rollback) are called transactional; fields of either type are called managed.</text:p>
      <text:p text:style-name="P15"><draw:frame draw:style-name="fr2" draw:name="4" text:anchor-type="as-char" svg:width="2.7917in" svg:height="0.1346in" draw:z-index="4"><draw:image xlink:href="Pictures/2000000700000FB5000000C94FDA4EAC.wmf" xlink:type="simple" xlink:show="embed" xlink:actuate="onLoad"/></draw:frame></text:p>
      <text:h text:style-name="P33" text:outline-level="2">JDO Identity</text:h>
      <text:p text:style-name="P23">Java defines two concepts for determining if two instances are the same instance (identity), or represent the same data (equality). JDO extends these concepts to determine if two in-memory instances represent the same stored object. </text:p>
      <text:p text:style-name="P23">Java object identity is entirely managed by the Java Virtual Machine. Instances are identical if and only if they occupy the same storage location within the JVM. The Java VM implements object identity via the = = operator. This can be used by JDO implementations to determine whether two instances are identical (have the same location) in the VM.</text:p>
      <text:p text:style-name="P23">Java object equality is determined by the class. Distinct instances are equal if they represent the same data, such as the same value for an <text:span text:style-name="T1">Integer</text:span>, or same set of bits for a <text:span text:style-name="T1">BitSet</text:span>.</text:p>
      <text:p text:style-name="P23">The application implements hashCode and equals, to create the application's vision of equality of instances, typically based on values of fields in the instances. The JDO implementation must not use the application's hashCode and equals methods from the persistence-capable classes except as needed to implement the Collections Framework in package java.util. The JDO implementation <text:soft-page-break/>must use the application's hashCode and equals methods from the application-provided object id classes.</text:p>
      <text:p text:style-name="P23">The interaction between Java object identity and equality is an important one for JDO developers. Java object equality is an application specific concept, and A5.4-1 [JDO implementations must not change the application’s semantic of equality]. Still, A5.4-2 [JDO implementations must manage the cache of JDO instances such that there is only one JDO instance associated with each JDO <text:span text:style-name="T1">PersistenceManager</text:span> representing the persistent state of each corresponding datastore object]. Therefore, JDO defines object identity differently from both the Java VM object identity and from the application equality.</text:p>
      <text:p text:style-name="P23">Applications should implement <text:span text:style-name="T1">equals</text:span> for persistence-capable classes differently from <text:span text:style-name="T1">Object</text:span>’s default <text:span text:style-name="T1">equals</text:span> implementation, which simply uses the Java VM object identity. This is because the JVM object identity of a persistent instance cannot be guaranteed between <text:span text:style-name="T1">PersistenceManager</text:span>s and across space and time, except in very specific cases noted below.</text:p>
      <text:p text:style-name="P23">Additionally, if persistence instances are stored in the datastore and are queried using the <text:span text:style-name="T1">==</text:span> query operator, or are referred to by a persistent collection that enforces equality (<text:span text:style-name="T1">Set</text:span>, <text:span text:style-name="T1">Map</text:span>) then the implementation of <text:span text:style-name="T1">equals</text:span> should exactly match the JDO implementation of equality, using the primary key or <text:span text:style-name="T1">ObjectId</text:span> as the key. This policy is not enforced, but if it is not correctly implemented, semantics of standard collections and JDO collections may differ.</text:p>
      <text:p text:style-name="P23">To avoid confusion with Java object identity, this document refers to the JDO concept as JDO identity. The JDO implementation is responsible for the implementation of JDO identity based on the user's declaration of the identity type of each persistence-capable class.</text:p>
      <text:h text:style-name="P35" text:outline-level="4"><text:tab/><text:tab/>Three Types of JDO identity</text:h>
      <text:p text:style-name="P23">JDO defines three types of JDO identity:</text:p>
      <text:p text:style-name="P20">•<text:tab/>Application identity - JDO identity managed by the application and enforced by the datastore; JDO identity is often called the primary key</text:p>
      <text:p text:style-name="P20">•<text:tab/>Datastore identity - JDO identity managed by the datastore without being tied to any field values of a JDO instance</text:p>
      <text:p text:style-name="P20">•<text:tab/>Nondurable identity - JDO identity managed by the implementation to guarantee uniqueness in the JVM but not in the datastore</text:p>
      <text:p text:style-name="P23">The type of JDO identity used is a property of a JDO persistence-capable class and is fixed at class loading time.</text:p>
      <text:p text:style-name="P23">The representation of JDO identity in the JVM is via a JDO object id. A5.4-4 [Every persistent instance (Java instance representing a persistent object) has a corresponding object id.] There might be an instance in the JVM representing the object id, or not. A5.4-5 [The object id JVM instance corresponding to a persistent instance might be acquired by the application at run time and used later to obtain a reference to the same datastore object, and it might be saved to and retrieved from durable storage (by serialization or other technique).] </text:p>
      <text:p text:style-name="P23">The class representing the object id for datastore and nondurable identity classes is defined by the JDO implementation. The implementation might choose to use any class that satisfies the requirements for the specific type of JDO identity for a class. It might choose the same class for several different JDO classes, or might use a different class for each JDO class.</text:p>
      <text:p text:style-name="P23"><text:soft-page-break/>The class representing the object id for application identity classes is defined by the application in the metadata, and might be provided by the application or by a JDO vendor tool. </text:p>
      <text:p text:style-name="P23">The application-visible representation of the JDO identity is an instance that is completely under the control of the application. The object id instances used as parameters or returned by methods in the JDO interface (<text:span text:style-name="T1">getObjectId</text:span>, <text:span text:style-name="T1">getTransactionalObjectId</text:span>, and <text:span text:style-name="T1">getObjectById</text:span>) will never be saved internally; rather, they are copies of the internal representation or used to find instances of the internal representation.</text:p>
      <text:p text:style-name="P23">Therefore, A5.4-6 [the object returned by any call to <text:span text:style-name="T1">getObjectId</text:span> might be modified by the user, but that modification does not affect the identity of the object that was originally referred]. That is, the call to <text:span text:style-name="T1">getObjectId</text:span> returns only a copy of the object identity used internally by the implementation.</text:p>
      <text:p text:style-name="P23">It is a requirement that A5.4-7 [the instance returned by a call to <text:span text:style-name="T1">getObjectById(Object)</text:span> of different <text:span text:style-name="T1">PersistenceManager</text:span> instances returned by the same <text:span text:style-name="T1">PersistenceManagerFactory</text:span> represent the same persistent object, but with different Java object identity (specifically, all instances returned by <text:span text:style-name="T1">getObjectId</text:span> from the instances must return <text:span text:style-name="T1">true</text:span> to <text:span text:style-name="T1">equals</text:span> comparisons with all others)]. </text:p>
      <text:p text:style-name="P23">Further, A5.4-8 [any instances returned by any calls to <text:span text:style-name="T1">getObjectById(Object)</text:span> with the same object id instance to the same <text:span text:style-name="T1">PersistenceManager</text:span> instance must be identical (assuming the instances were not garbage collected between calls)].</text:p>
      <text:p text:style-name="P23">The JDO identity of transient instances is not defined. A5.4-9 [Attempts to get the object id for a transient instance will return <text:span text:style-name="T1">null</text:span>.]</text:p>
      <text:h text:style-name="P35" text:outline-level="4"><text:tab/><text:tab/>Uniquing</text:h>
      <text:p text:style-name="P23">JDO identity of persistent instances is managed by the implementation. A5.4-10 [For a durable JDO identity (datastore or application), there is only one persistent instance associated with a specific datastore object per <text:span text:style-name="T1">PersistenceManager</text:span> instance, regardless of how the persistent instance was put into the cache:</text:p>
      <text:p text:style-name="P21">•<text:span text:style-name="T1"><text:tab/>PersistenceManager.getObjectById(Object oid, boolean validate)</text:span>;</text:p>
      <text:p text:style-name="P20">•<text:tab/>query via a <text:span text:style-name="T1">Query</text:span> instance associated with the <text:span text:style-name="T1">PersistenceManager</text:span> instance;</text:p>
      <text:p text:style-name="P20">•<text:tab/>navigation from a persistent instance associated with the <text:span text:style-name="T1">PersistenceManager</text:span> instance;</text:p>
      <text:p text:style-name="P21"><text:span text:style-name="T1">•<text:tab/>PersistenceManager.makePersistent(Object pc);</text:span>]</text:p>
      <text:h text:style-name="P35" text:outline-level="4"><text:tab/><text:tab/>Change of identity</text:h>
      <text:p text:style-name="P23"><text:bookmark text:name="X-10626121"/>A5.4-12 [Change of identity is supported only for application identity, and is an optional feature of a JDO implementation. An application attempt to change the identity of an instance (by writing a primary key field) where the implementation does not support this optional feature results in <text:span text:style-name="T1">JDOUnsupportedOptionException</text:span> being thrown. The exception might be thrown immediately or upon flush or transaction commit.]</text:p>
      <text:p text:style-name="P22"><text:s/>NOTE: Application developers should take into account that changing primary key values changes the identity of the instance in the datastore. In production environments where audit trails of changes are kept, change of the <text:soft-page-break/>identity of datastore instances might cause loss of audit trail integrity, as the historical record of changes does not reflect the current identity in the datastore.</text:p>
      <text:p text:style-name="P23">A5.4-11 [JDO instances using application identity may change their identity during a transaction if the application changes a primary key field. In this case, there is a new JDO Identity associated with the JDO instance immediately upon completion of the statement that changes a primary key field. If a JDO instance is already associated with the new JDO Identity, then a <text:span text:style-name="T1">JDOUserException</text:span> is thrown. The exception might be thrown immediately or upon flush or transaction commit.</text:p>
      <text:p text:style-name="P23">Upon successful commit of the transaction, the existing datastore instance will have been updated with the changed values of the primary key fields.]</text:p>
      <text:h text:style-name="P35" text:outline-level="4"><text:tab/><text:tab/>JDO Identity Support</text:h>
      <text:p text:style-name="P23">A JDO implementation is required to support either or both of application (primary key) identity or datastore identity, and may optionally support nondurable identity.</text:p>
      <text:h text:style-name="P31" text:outline-level="3">Application (primary key) identity</text:h>
      <text:p text:style-name="P23">This is the JDO identity type used for datastores in which the value(s) in the instance determine the identity of the object in the datastore. Thus, JDO identity is managed by the application. The class provided by the application that implements the JDO object id has all of the characteristics of an RMI remote object, making it possible to use the JDO object id class as the EJB primary key class. Specifically:</text:p>
      <text:p text:style-name="P20">•<text:tab/>the <text:span text:style-name="T1">ObjectId</text:span> class must be public;</text:p>
      <text:p text:style-name="P20">•<text:tab/>the <text:span text:style-name="T1">ObjectId</text:span> class must implement <text:span text:style-name="T1">Serializable</text:span>;</text:p>
      <text:p text:style-name="P20">•<text:tab/>the <text:span text:style-name="T1">ObjectId</text:span> class must have a public no-arg constructor, which might be the default constructor;</text:p>
      <text:p text:style-name="P20">•<text:tab/>the field types of all non-static fields in the <text:span text:style-name="T1">ObjectId</text:span> class must be serializable, and for portability should be primitive, <text:span text:style-name="T1">String</text:span>, <text:span text:style-name="T1">Date</text:span>, <text:span text:style-name="T1">Byte, Short, Integer, Long, Float, Double, BigDecimal, or BigInteger</text:span> types; JDO implementations are required to support these types and might support other reference types;</text:p>
      <text:p text:style-name="P20">•<text:tab/>all serializable non-static fields in the <text:span text:style-name="T1">ObjectId</text:span> class must be public;</text:p>
      <text:p text:style-name="P20">•<text:tab/>the names of the non-static fields in the <text:span text:style-name="T1">ObjectId</text:span> class must include the names of the primary key fields in the JDO class, and the types of the corresponding fields must be identical;</text:p>
      <text:p text:style-name="P20">•<text:tab/>the <text:span text:style-name="T1">equals()</text:span> and <text:span text:style-name="T1">hashCode()</text:span> methods of the <text:span text:style-name="T1">ObjectId</text:span> class must use the value(s) of all the fields corresponding to the primary key fields in the JDO class;</text:p>
      <text:p text:style-name="P20">•<text:tab/>if the <text:span text:style-name="T1">ObjectId</text:span> class is an inner class, it must be <text:span text:style-name="T1">static</text:span>;</text:p>
      <text:p text:style-name="P20">•<text:tab/>the <text:span text:style-name="T1">ObjectId</text:span> class must override the <text:span text:style-name="T1">toString()</text:span> method defined in <text:span text:style-name="T1">Object</text:span>, and return a <text:span text:style-name="T1">String</text:span> that can be used as the parameter of a constructor;</text:p>
      <text:p text:style-name="P20"><text:soft-page-break/>•<text:tab/>the <text:span text:style-name="T1">ObjectId</text:span> class must provide a constructor taking either a <text:span text:style-name="T1">String</text:span> alone or a <text:span text:style-name="T1">Class</text:span> and <text:span text:style-name="T1">String</text:span> that returns an instance that compares equal to an instance that returned that <text:span text:style-name="T1">String</text:span> by the <text:span text:style-name="T1">toString()</text:span> method.</text:p>
      <text:p text:style-name="P23">These restrictions allow the application to construct an instance of the primary key class providing values only for the primary key fields, or alternatively providing only the result of <text:span text:style-name="T1">toString()</text:span> from an existing instance. The JDO implementation is permitted to extend the primary key class to use additional fields, not provided by the application, to further identify the instance in the datastore. Thus, the JDO object id instance returned by an implementation might be a subclass of the user-defined primary key class. A5.4.1-1 [Any JDO implementation must be able to use the JDO object id instance from any other JDO implementation.]</text:p>
      <text:p text:style-name="P23">A primary key identity is associated with a specific set of fields. The fields associated with the primary key are a property of the persistence-capable class, and cannot be changed after the class is enhanced for use at runtime. A5.4.1-2 [When a transient instance is made persistent, the implementation uses the values of the fields associated with the primary key to construct the JDO identity.] </text:p>
      <text:p text:style-name="P23">A5.4.1-4 [A primary key instance must have none of its primary key fields set to null when used to find a persistent instance. The persistence manager will throw JDOUserException if the primary key instance contains any null values when the key instance is the parameter of getObjectById. ]</text:p>
      <text:p text:style-name="P23">Persistence-capable classes that use application identity have special considerations for inheritance. To be portable, the key class must be the same for all classes in the inheritance hierarchy derived from the least-derived (topmost) concrete persistence-capable class in the hierarchy.</text:p>
      <text:h text:style-name="P35" text:outline-level="4"><text:bookmark text:name="X-101871151"/><text:tab/><text:tab/>Compound Identity</text:h>
      <text:p text:style-name="P23">A5.4.1-5 [Compound identity is a special case of application identity. References to other persistence-capable classes can be defined as key fields. In this case, the object id class contains a field that is of the type of the object id of the relationship field. ]</text:p>
      <text:p text:style-name="P23">For example, two classes have a one-many relationship, and on the reference side of the relationship, the field is a key field. On the other side of the relationship, there is a Collection or other multi-valued type.</text:p>
      <text:p text:style-name="P25">class Order {</text:p>
      <text:p text:style-name="P25"><text:tab/>long orderId;</text:p>
      <text:p text:style-name="P25"><text:tab/>Set&lt;OrderItem&gt; items;</text:p>
      <text:p text:style-name="P25">...}</text:p>
      <text:p text:style-name="P25">class OrderId {</text:p>
      <text:p text:style-name="P25"><text:tab/>long orderId; // matches orderId field name and type</text:p>
      <text:p text:style-name="P25">...}</text:p>
      <text:p text:style-name="P25">class OrderItem {</text:p>
      <text:p text:style-name="P25"><text:tab/><text:tab/>Order order;</text:p>
      <text:p text:style-name="P25">long item;</text:p>
      <text:p text:style-name="P25">...}</text:p>
      <text:p text:style-name="P25">class OrderItemId {</text:p>
      <text:p text:style-name="P25"><text:tab/>OrderId order; // matches order field name and OrderId type</text:p>
      <text:p text:style-name="P25"><text:tab/>long item; // matches item field name and type</text:p>
      <text:p text:style-name="P25">...}</text:p>
      <text:p text:style-name="P23"/>
      <text:h text:style-name="P31" text:outline-level="3"><text:soft-page-break/>Single Field Identity</text:h>
      <text:p text:style-name="P23">A common case of application identity uses exactly one persistent field in the class to represent identity. In this case, the application can use a standard JDO class instead of creating a new user-defined class for the purpose.</text:p>
      <text:p text:style-name="P23">A JDO implementation that supports application identity must also support single field identity. </text:p>
      <text:p text:style-name="P25">package javax.jdo.identity;</text:p>
      <text:p text:style-name="P25">public abstract class SingleFieldIdentity </text:p>
      <text:p text:style-name="P25"><text:tab/><text:tab/>implements Externalizable, Comparable {</text:p>
      <text:p text:style-name="P25"><text:tab/>protected SingleFieldIdentity(Class pcClass);</text:p>
      <text:p text:style-name="P25"><text:tab/>public Class getTargetClass();</text:p>
      <text:p text:style-name="P25"><text:tab/>public String getTargetClassName();</text:p>
      <text:p text:style-name="P25"><text:tab/>public Object getKeyAsObject();</text:p>
      <text:p text:style-name="P25">}</text:p>
      <text:p text:style-name="P25"/>
      <text:p text:style-name="P25">public class ByteIdentity </text:p>
      <text:p text:style-name="P25"><text:tab/>extends SingleFieldIdentity {</text:p>
      <text:p text:style-name="P25"><text:tab/>public byte getKey();</text:p>
      <text:p text:style-name="P25"><text:tab/>public ByteIdentity(Class pcClass, byte key);</text:p>
      <text:p text:style-name="P25"><text:tab/>public ByteIdentity(Class pcClass, Byte key);</text:p>
      <text:p text:style-name="P25"><text:tab/>public ByteIdentity(Class pcClass, String key);</text:p>
      <text:p text:style-name="P25">}</text:p>
      <text:p text:style-name="P25"/>
      <text:p text:style-name="P25">public class CharIdentity </text:p>
      <text:p text:style-name="P25"><text:tab/>extends SingleFieldIdentity {</text:p>
      <text:p text:style-name="P25"><text:tab/>public char getKey();</text:p>
      <text:p text:style-name="P25"><text:tab/>public CharIdentity(Class pcClass, char key);</text:p>
      <text:p text:style-name="P25"><text:tab/>public CharIdentity(Class pcClass, Character key);</text:p>
      <text:p text:style-name="P25"><text:tab/>public CharIdentity(Class pcClass, String key);</text:p>
      <text:p text:style-name="P25">}</text:p>
      <text:p text:style-name="P25"/>
      <text:p text:style-name="P25">public class ShortIdentity</text:p>
      <text:p text:style-name="P25"><text:tab/>extends SingleFieldIdentity {</text:p>
      <text:p text:style-name="P25"><text:tab/>public short getKey();</text:p>
      <text:p text:style-name="P25"><text:tab/>public ShortIdentity(Class pcClass, short key);</text:p>
      <text:p text:style-name="P25"><text:tab/>public ShortIdentity(Class pcClass, Short key);</text:p>
      <text:p text:style-name="P25"><text:tab/>public ShortIdentity(Class pcClass, String key);</text:p>
      <text:p text:style-name="P25">}</text:p>
      <text:p text:style-name="P25"/>
      <text:p text:style-name="P25">public class IntIdentity</text:p>
      <text:p text:style-name="P25"><text:tab/>extends SingleFieldIdentity {</text:p>
      <text:p text:style-name="P25"><text:tab/>public int getKey();</text:p>
      <text:p text:style-name="P25"><text:tab/>public IntIdentity(Class pcClass, int key);</text:p>
      <text:p text:style-name="P25"><text:tab/>public IntIdentity(Class pcClass, Integer key);</text:p>
      <text:p text:style-name="P25"><text:tab/>public IntIdentity(Class pcClass, String key);</text:p>
      <text:p text:style-name="P25">}</text:p>
      <text:p text:style-name="P25"/>
      <text:p text:style-name="P25">public class LongIdentity</text:p>
      <text:p text:style-name="P25"><text:tab/>extends SingleFieldIdentity {</text:p>
      <text:p text:style-name="P25"><text:tab/>public long getKey();</text:p>
      <text:p text:style-name="P25"><text:tab/>public LongIdentity(Class pcClass, long key);</text:p>
      <text:p text:style-name="P25"><text:tab/>public LongIdentity(Class pcClass, Long key);</text:p>
      <text:p text:style-name="P25"><text:tab/>public LongIdentity(Class pcClass, String key);</text:p>
      <text:p text:style-name="P25">}</text:p>
      <text:p text:style-name="P25"/>
      <text:p text:style-name="P25"><text:soft-page-break/>public class StringIdentity</text:p>
      <text:p text:style-name="P25"><text:tab/>extends SingleFieldIdentity {</text:p>
      <text:p text:style-name="P25"><text:tab/>public String getKey();</text:p>
      <text:p text:style-name="P25"><text:tab/>public StringIdentity(Class pcClass, String key);</text:p>
      <text:p text:style-name="P25">}</text:p>
      <text:p text:style-name="P25"/>
      <text:p text:style-name="P25">public class ObjectIdentity</text:p>
      <text:p text:style-name="P25"><text:tab/>extends SingleFieldIdentity {</text:p>
      <text:p text:style-name="P25"><text:tab/>public Object getKey();</text:p>
      <text:p text:style-name="P25"><text:tab/>public ObjectIdentity(Class pcClass, Object key);</text:p>
      <text:p text:style-name="P25">}</text:p>
      <text:p text:style-name="P25"/>
      <text:p text:style-name="P23">The constructors that take reference types throw <text:span text:style-name="T1">JDONullIdentityException</text:span> if the second argument is null. Valid key values are never <text:span text:style-name="T1">null</text:span>.</text:p>
      <text:p text:style-name="P23">Constructors of primitive identity types that take <text:span text:style-name="T1">String</text:span> parameters convert the parameter to the proper type using the static <text:span text:style-name="T1">parseXXX</text:span> method of the corresponding wrapper class.</text:p>
      <text:p text:style-name="P23">Instances of <text:span text:style-name="T1">SingleFieldIdentity</text:span> classes are immutable. When serialized, the name of the target class is serialized. When deserialized, the name of the target class is restored, but not the target class. The deserialized instance will return <text:span text:style-name="T1">null</text:span> to <text:span text:style-name="T1">getTargetClass</text:span>. All instances will return the “binary” name of the target class (the result of <text:span text:style-name="T1">Class.getName()</text:span>).</text:p>
      <text:p text:style-name="P23">The <text:span text:style-name="T1">SingleFieldIdentity</text:span> classes adhere to all of the requirements for application object id classes, with the exception of field names. That is, there are no public fields visible to the application.</text:p>
      <text:p text:style-name="P23">The <text:span text:style-name="T1">SingleFieldIdentity</text:span> classes implement the <text:span text:style-name="T1">Comparable</text:span> interface. They can thus be used as elements in ordered <text:span text:style-name="T1">Set</text:span>s and keys in ordered <text:span text:style-name="T1">Map</text:span>s. The order is an absolute ordering. In the specific case of <text:span text:style-name="T1">ObjectIdentity</text:span>, the ordering is based first upon the name of the target class and second upon the value of the key. If the key does not implement <text:span text:style-name="T1">Comparable</text:span>, then the <text:span text:style-name="T1">compareTo</text:span> method in <text:span text:style-name="T1">ObjectIdentity</text:span> will throw <text:span text:style-name="T1">ClassCastException</text:span>.</text:p>
      <text:h text:style-name="P31" text:outline-level="3">Datastore identity</text:h>
      <text:p text:style-name="P23">A5.4.2-1 [This is the JDO identity type used for datastores in which the identity of the data in the datastore does not depend on the values in the instance. The implementation guarantees uniqueness for all instances.]</text:p>
      <text:p text:style-name="P23">A JDO implementation might choose one of the primitive wrapper classes as the <text:span text:style-name="T1">ObjectId</text:span> class (e.g. <text:span text:style-name="T1">Short</text:span>, <text:span text:style-name="T1">Integer</text:span>, <text:span text:style-name="T1">Long</text:span>, or <text:span text:style-name="T1">String</text:span>), or might choose an implementation-specific class. A5.4.2-2 [Implementation-specific classes used as JDO <text:span text:style-name="T1">ObjectId</text:span> have the following characteristics:</text:p>
      <text:p text:style-name="P20">•<text:tab/>the <text:span text:style-name="T1">ObjectId</text:span> class must be public;</text:p>
      <text:p text:style-name="P20">•<text:tab/>the <text:span text:style-name="T1">ObjectId</text:span> class must implement <text:span text:style-name="T1">Serializable</text:span>;</text:p>
      <text:p text:style-name="P20">•<text:tab/>the <text:span text:style-name="T1">ObjectId</text:span> class must have a public no-arg constructor, which might be the default constructor;</text:p>
      <text:p text:style-name="P20">•<text:tab/>all serializable fields in the <text:span text:style-name="T1">ObjectId</text:span> class must be public;</text:p>
      <text:p text:style-name="P20">•<text:tab/>the field types of all non-static fields in the <text:span text:style-name="T1">ObjectId</text:span> class must be serializable;</text:p>
      <text:p text:style-name="P20"><text:soft-page-break/>•<text:tab/>the <text:span text:style-name="T1">ObjectId</text:span> class must override the <text:span text:style-name="T1">toString()</text:span> method defined in <text:span text:style-name="T1">Object</text:span>, and return a <text:span text:style-name="T1">String</text:span> that can be used as the parameter of the <text:span text:style-name="T1">PersistenceManager</text:span> method <text:span text:style-name="T1">newObjectIdInstance(Class cls, String key)</text:span>; ]</text:p>
      <text:p text:style-name="P23">Note that, unlike application identity, datastore identity <text:span text:style-name="T1">ObjectId</text:span> classes are <text:span text:style-name="T3">not</text:span> required to support equality with <text:span text:style-name="T1">ObjectId</text:span> classes from other JDO implementations. Further, the application cannot change the JDO identity of an instance of a class using datastore identity.</text:p>
      <text:h text:style-name="P31" text:outline-level="3">Nondurable JDO identity</text:h>
      <text:p text:style-name="P23">The primary usage for nondurable JDO identity is for log files, history files, and other similar files, where performance is a primary concern, and there is no need for the overhead associated with managing a durable identity for each datastore instance. Objects are typically inserted into datastores with transactional semantics, but are not accessed by key. They may have references to instances elsewhere in the datastore, but often have no keys or indexes themselves. They might be accessed by other attributes, and might be deleted in bulk.</text:p>
      <text:p text:style-name="P23">Multiple objects in the datastore might have exactly the same values, yet an application program might want to treat the objects individually. For example, the application must be able to count the persistent instances to determine the number of datastore objects with the same values. Also, A5.4.3-1[the application might change a single field of an instance with duplicate objects in the datastore, and the expected result in the datastore is that exactly one instance has its field changed]. A5.4.3-2 [If multiple instances in memory are modified, then instances in the datastore are modified corresponding one-to-one with the modified instances in memory]. Similarly, A5.4.3-3 [ if the application deletes some number of multiple duplicate objects, the same number of the objects in the datastore must be deleted.]</text:p>
      <text:p text:style-name="P23">As another example, if a datastore instance using nondurable identity is loaded twice into the VM by the same <text:span text:style-name="T1">PersistenceManager</text:span>, then two separate instances are instantiated, with two different JDO identities, even though all of the values in the instances are the same. It is permissible to update or delete only one of the instances. At commit time, if only one instance was updated or deleted, then the changes made to that instance are reflected in the datastore by changing the single datastore instance. A5.4.3-12 [If both instances were changed, then the transaction will fail at commit, with a JDOUserException because the changes must be applied to different datastore instances. ]</text:p>
      <text:p text:style-name="P23">Because the JDO identity is not visible in the datastore, there are special behaviors with regard to nondurable JDO identity:</text:p>
      <text:p text:style-name="P20">•<text:span text:style-name="T3"><text:tab/></text:span>A5.4.3-5 [the <text:span text:style-name="T1">ObjectId</text:span> is not valid after making the associated instance hollow, and attempts to retrieve it will throw a <text:span text:style-name="T1">JDOUserException</text:span>;]</text:p>
      <text:p text:style-name="P20">•<text:span text:style-name="T3"><text:tab/></text:span>A5.4.3-6 [the <text:span text:style-name="T1">ObjectId</text:span> cannot be used in a different instance of <text:span text:style-name="T1">PersistenceManager</text:span> from the one that issued it, and attempts to use it even indirectly (e.g. <text:span text:style-name="T1">getObjectById</text:span> with a persistence-capable object as the parameter) will throw a <text:span text:style-name="T1">JDOUserException</text:span>;]</text:p>
      <text:p text:style-name="P20">•<text:span text:style-name="T3"><text:tab/></text:span>A5.4.3-7 [the persistent instance might transition to persistent-nontransactional or hollow but cannot transition to any other state afterward;]</text:p>
      <text:p text:style-name="P20">•<text:span text:style-name="T3"><text:tab/></text:span>A5.4.3-8 [attempts to access the instance in the hollow state will throw a <text:span text:style-name="T1">JDOUserException</text:span>;]</text:p>
      <text:p text:style-name="P20"><text:soft-page-break/>•<text:span text:style-name="T3"><text:tab/></text:span>A5.4.3-9 [the results of a query in the datastore will always return instances that are not already in the Java VM, so multiple queries that find the same objects in the datastore will return additional JDO instances with the same values and different JDO identities;]</text:p>
      <text:p text:style-name="P20">•<text:span text:style-name="T3"><text:tab/></text:span>A5.4.3-10 [<text:span text:style-name="T1">makePersistent</text:span> will succeed even though another instance already has the same values for all persistent fields.]</text:p>
      <text:p text:style-name="P23">A5.4.3-11 [For JDO identity that is not managed by the datastore, the class that implements JDO <text:span text:style-name="T1">ObjectId</text:span> has the following characteristics:</text:p>
      <text:p text:style-name="P20">•<text:tab/>the <text:span text:style-name="T1">ObjectId</text:span> class must be public;</text:p>
      <text:p text:style-name="P20">•<text:tab/>the <text:span text:style-name="T1">ObjectId</text:span> class must have a public constructor, which might be the default constructor or a no-arg constructor;</text:p>
      <text:p text:style-name="P20">•<text:tab/>all fields in the <text:span text:style-name="T1">ObjectId</text:span> class must be public;</text:p>
      <text:p text:style-name="P20">•<text:tab/>the field types of all fields in the <text:span text:style-name="T1">ObjectId</text:span> class must be serializable.]</text:p>
      <text:p text:style-name="P15"><draw:frame draw:style-name="fr2" draw:name="5" text:anchor-type="as-char" svg:width="2.7917in" svg:height="0.1346in" draw:z-index="5"><draw:image xlink:href="Pictures/2000000700000FB5000000C94FDA4EAC.wmf" xlink:type="simple" xlink:show="embed" xlink:actuate="onLoad"/></draw:frame></text:p>
      <text:h text:style-name="P33" text:outline-level="2">Life Cycle States</text:h>
      <text:p text:style-name="P23">A5.5-1 [ There are many states defined by this specification. Some states are required, and others states are optional. ] If an implementation does not support certain operations, then these optional states are not reachable.</text:p>
      <text:h text:style-name="P35" text:outline-level="4"><text:tab/><text:tab/>Datastore Transactions</text:h>
      <text:p text:style-name="P23">The following descriptions apply to datastore transactions with retainValues=false. Optimistic transaction and retainValues=true state transitions are covered later in this chapter.</text:p>
      <text:h text:style-name="P31" text:outline-level="3">Transient (Required)</text:h>
      <text:p text:style-name="P23">A5.5.1-1 [ JDO instances created by using a developer-written or compiler-generated constructor that do not involve the persistence environment behave exactly like instances of the unenhanced class. ]</text:p>
      <text:p text:style-name="P23">A5.5.1-2 [ There is no JDO identity associated with a transient instance. ]</text:p>
      <text:p text:style-name="P23">A5.5.1-3 [ There is no intermediation to support fetching or storing values for fields.] A5.5.1-4 [ There is no support for demarcation of transaction boundaries. Indeed, there is no transactional behavior of these instances, unless they are referenced by transactional instances at commit time.] </text:p>
      <text:p text:style-name="P23">A5.5.1-5 [ When a persistent instance is committed to the datastore, instances referenced by persistent fields of the flushed instance become persistent. This behavior propagates to all instances in the closure of instances through persistent fields.] This behavior is called persistence by reachability.</text:p>
      <text:p text:style-name="P23">A5.5.1-6 [ No methods of transient instances throw exceptions except those defined by the class developer.]</text:p>
      <text:p text:style-name="P23">A5.5.1-7 [A transient instance transitions to persistent-new if it is the parameter of <text:span text:style-name="T1">makePersistent</text:span>], or A5.5.1-8 [ if it is referenced by a persistent field of a persistent instance when that instance is committed or made persistent.]</text:p>
      <text:h text:style-name="P31" text:outline-level="3"><text:soft-page-break/>Persistent-new (Required)</text:h>
      <text:p text:style-name="P23">A5.5.2-1 [ JDO instances that are newly persistent in the current transaction are persistent-new. This is the state of an instance that has been requested by the application component to become persistent, by using one of the <text:span text:style-name="T1">PersistenceManager</text:span> <text:span text:style-name="T1">makePersistent</text:span> methods on the instance.]</text:p>
      <text:p text:style-name="P23">During the transition from transient to persistent-new</text:p>
      <text:p text:style-name="P20">•<text:tab/>the associated <text:span text:style-name="T1">PersistenceManager</text:span> becomes responsible to implement state interrogation and further state transitions. </text:p>
      <text:p text:style-name="P20">•<text:tab/>if the transaction flag <text:span text:style-name="T1">restoreValues</text:span> is <text:span text:style-name="T1">true</text:span>, A5.5.2-2 [ the values of persistent and transactional non-persistent fields are saved for use during rollback.]</text:p>
      <text:p text:style-name="P20">•<text:tab/>the values of persistent fields of mutable SCO types (e.g. <text:span text:style-name="T1">java.util.Date</text:span>, <text:span text:style-name="T1">java.util.HashSet</text:span>, etc.) are replaced with JDO implementation-specific copies of the field values that track changes and are owned by the persistent instance.</text:p>
      <text:p text:style-name="P20">•<text:span text:style-name="T3"><text:tab/></text:span>A5.5.2-3 [ a JDO identity is assigned to the instance by the JDO implementation.] This identity uniquely identifies the instance inside the <text:span text:style-name="T1">PersistenceManager</text:span> and might uniquely identify the instance in the datastore. A copy of the JDO identity will be returned by the <text:span text:style-name="T1">PersistenceManager</text:span> method <text:span text:style-name="T1">getObjectId(Object)</text:span>.</text:p>
      <text:p text:style-name="P20">•<text:span text:style-name="T3"><text:tab/></text:span>A5.5.2-7 [instances reachable from this instance by fields of persistence-capable types and collections of persistence-capable types become provisionally persistent and transition from transient to persistent-new. If the instances made provisionally persistent are still reachable at commit time, they become persistent. This effect is recursive, effectively making the transitive closure of transient instances provisionally persistent.]</text:p>
      <text:p text:style-name="P23">A5.5.2-4 [ A persistent-new instance transitions to persistent-new-deleted if it is the parameter of <text:span text:style-name="T1">deletePersistent</text:span>.]</text:p>
      <text:p text:style-name="P23">A5.5.2-5 [ A persistent-new instance transitions to hollow when it is flushed to the datastore during <text:span text:style-name="T1">commit</text:span> when retainValues is false. This transition is not visible during <text:span text:style-name="T1">beforeCompletion</text:span>, and is visible during <text:span text:style-name="T1">afterCompletion</text:span>.] A5.5.2-8 [During <text:span text:style-name="T1">beforeCompletion</text:span>, the user-defined <text:span text:style-name="T1">jdoPreStore</text:span> method is called if the class implements <text:span text:style-name="T1">InstanceCallbacks</text:span>.]</text:p>
      <text:p text:style-name="P23">A5.5.2-6 [ A persistent-new instance transitions to transient at rollback.] The instance loses its JDO Identity and its association with the <text:span text:style-name="T1">PersistenceManager.</text:span> A5.5.2-9 [If restoreValues is false, the values of managed fields in the instance are left as they were at the time rollback was called.] If restoreValues is true, the values of managed fields in the instance are restored to the values as they were at the time makePersistent was called.</text:p>
      <text:h text:style-name="P31" text:outline-level="3">Persistent-dirty (Required)</text:h>
      <text:p text:style-name="P23">A5.5.3-1 [ JDO instances that represent persistent data that was changed in the current transaction are persistent-dirty.] </text:p>
      <text:p text:style-name="P23">A5.5.3-2 [ A persistent-dirty instance transitions to persistent-deleted if it is the parameter of <text:span text:style-name="T1">deletePersistent</text:span>.]</text:p>
      <text:p text:style-name="P23">Persistent-dirty instances transition to hollow during A5.5.3-3 [ commit] when retainValues is false or during A5.5.3-4 [ rollback] when restoreValues is false. A5.5.3-7 [During <text:soft-page-break/><text:span text:style-name="T1">beforeCompletion</text:span>, the user-defined <text:span text:style-name="T1">jdoPreStore</text:span> method is called if the class implements <text:span text:style-name="T1">StoreCallback</text:span>.]</text:p>
      <text:p text:style-name="P23">If an application modifies a managed field, but the new value is equal to the old value, then it is an implementation choice whether the JDO instance is modified or not. A5.5.3-5 [ If no modification to any managed field was made by the application, then the implementation must not mark the instance as dirty.] A5.5.3-6 [ If a modification was made to any managed field that changes the value of the field, then the implementation must mark the instance as dirty.]</text:p>
      <text:p text:style-name="P23">A5.5.3-8 [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 </text:p>
      <text:h text:style-name="P31" text:outline-level="3">Hollow (Required)</text:h>
      <text:p text:style-name="P23">JDO instances that represent specific persistent data in the datastore but whose values are not in the JDO instance are hollow. The hollow state provides for the guarantee of uniqueness for persistent instances between transactions.</text:p>
      <text:p text:style-name="P23">This is permitted to be the state of instances committed from a previous transaction, acquired by the method <text:span text:style-name="T1">getObjectById</text:span>, returned by iterating an <text:span text:style-name="T1">Extent</text:span>, returned in the result of a query execution, or navigating a persistent field reference. However, the JDO implementation may choose to return instances in a different state reachable from hollow.</text:p>
      <text:p text:style-name="P23">A JDO implementation is permitted to effect a legal state transition of a hollow instance at any time, as if a field were read. Therefore, the hollow state might not be visible to the application.</text:p>
      <text:p text:style-name="P23">A5.5.4-1 [ During the commit of the transaction in which a dirty persistent instance has had its values changed (including a new persistent instance), the underlying datastore is changed to have the transactionally consistent values from the JDO instance, and the instance transitions to hollow. </text:p>
      <text:p text:style-name="P23">Requests by the application for an instance with the same JDO identity (query, navigation, or lookup by ObjectId), in a subsequent transaction using the same <text:span text:style-name="T1">PersistenceManager</text:span> instance, will return the identical Java instance], assuming it has not been garbage collected. If the application does not hold a strong reference to a hollow instance, the instance might be garbage collected, as the <text:span text:style-name="T1">PersistenceManager</text:span> must not hold a strong reference to any hollow instance.</text:p>
      <text:p text:style-name="P23">A5.5.4-2 [ The hollow JDO instance maintains its JDO identity and its association with the JDO <text:span text:style-name="T1">PersistenceManager</text:span>.] A5.5.4-3 [ If the instance is of a class using application identity, the hollow instance maintains its primary key fields.]</text:p>
      <text:p text:style-name="P23">A5.5.4-4 [ A hollow instance transitions to persistent-deleted if it is the parameter of <text:span text:style-name="T1">deletePersistent</text:span>.]</text:p>
      <text:p text:style-name="P23">A5.5.4-5 [ A hollow instance transitions to persistent-dirty if a change is made to any managed field.] A5.5.4-6 [ It transitions to persistent-clean if a read access is made to any persistent field other than one of the primary key fields.] </text:p>
      <text:p text:style-name="P23">A5.5.4-AD1 [A hollow instance transitions to detached if the transaction associated with its persistence manager is committed while the DetachAllOnCommit property is true.]</text:p>
      <text:p text:style-name="P23">The behavior of persistent instances at close of the corresponding PersistenceManager is not further defined in this specification. </text:p>
      <text:h text:style-name="P31" text:outline-level="3"><text:soft-page-break/>Persistent-clean (Required)</text:h>
      <text:p text:style-name="P23">JDO instances that represent specific transactional persistent data in the datastore, and whose values have not been changed in the current transaction, are persistent-clean. This is the state of an instance whose values have been requested in the current datastore transaction, and whose values have not been changed by the current transaction.</text:p>
      <text:p text:style-name="P23">A5.5.5-1 [ A persistent-clean instance transitions to persistent-dirty if a change is made to any managed field.]</text:p>
      <text:p text:style-name="P23">A5.5.5-2 [ A persistent-clean instance transitions to persistent-deleted if it is the parameter of <text:span text:style-name="T1">deletePersistent</text:span>.] </text:p>
      <text:p text:style-name="P23">A5.5.5-3 [ A persistent-clean instance transitions to persistent-nontransactional if it is the parameter of makeNontransactional.]</text:p>
      <text:p text:style-name="P23">A persistent-clean instance transitions to hollow at A5.5.5-4 [ commit when retainValues is false;] or A5.5.5-5 [ rollback when restoreValues is false.] It retains its identity and its association with the <text:span text:style-name="T1">PersistenceManager</text:span>.</text:p>
      <text:h text:style-name="P31" text:outline-level="3">Persistent-deleted (Required)</text:h>
      <text:p text:style-name="P23">A5.5.6-1 [ JDO instances that represent specific persistent data in the datastore, and that have been deleted in the current transaction, are persistent-deleted.]</text:p>
      <text:p text:style-name="P23">A5.5.6-2 [ Read access to primary key fields is permitted.] A5.5.6-3 &amp; A5.5.6-4 [ Any other access to persistent fields is not supported and might throw a <text:span text:style-name="T1">JDOUserException</text:span>.]</text:p>
      <text:p text:style-name="P23">A5.5.6-7 [Before the transition to persistent-deleted, the user-written <text:span text:style-name="T1">jdoPreDelete</text:span> is called if the persistence-capable class implements <text:span text:style-name="T1">InstanceCallbacks</text:span>.]</text:p>
      <text:p text:style-name="P23">A5.5.6-5 [ A persistent-deleted instance transitions to transient at commit. During the transition, its persistent fields are written with their Java default values, and the instance loses its JDO Identity and its association with the <text:span text:style-name="T1">PersistenceManager</text:span>.] </text:p>
      <text:p text:style-name="P23">A5.5.6-6 [ A persistent-deleted instance transitions to hollow at rollback when restoreValues is false. The instance retains its JDO Identity and its association with the <text:span text:style-name="T1">PersistenceManager.</text:span>]</text:p>
      <text:h text:style-name="P31" text:outline-level="3">Persistent-new-deleted (Required)</text:h>
      <text:p text:style-name="P23">A5.5.7-1 [ JDO instances that represent instances that have been newly made persistent and deleted in the current transaction are persistent-new-deleted.]</text:p>
      <text:p text:style-name="P23">A5.5.7-2 [ Read access to primary key fields is permitted.] A5.5.7-3 &amp; A5.5.7-4 [ Any other access to persistent fields is not supported and might throw a <text:span text:style-name="T1">JDOUserException</text:span>.]</text:p>
      <text:p text:style-name="P23">A5.5.7-7 [Before the transition to persistent-new-deleted, the user-written <text:span text:style-name="T1">jdoPreDelete</text:span> is called if the persistence-capable class implements <text:span text:style-name="T1">InstanceCallbacks</text:span>.]</text:p>
      <text:p text:style-name="P23">A5.5.7-5 [ A persistent-new-deleted instance transitions to transient at commit. During the transition, its persistent fields are written with their Java default values, and the instance loses its JDO Identity and its association with the <text:span text:style-name="T1">PersistenceManager</text:span>.] </text:p>
      <text:p text:style-name="P23">A5.5.7-6 [ A persistent-new-deleted instance transitions to transient at rollback. The instance loses its JDO Identity and its association with the <text:span text:style-name="T1">PersistenceManager.</text:span>]</text:p>
      <text:p text:style-name="P23"><text:soft-page-break/>A5.5.7-8 [If <text:span text:style-name="T1">RestoreValues</text:span> is <text:span text:style-name="T1">true</text:span>, the values of managed fields in the instance are restored to their state as of the call to <text:span text:style-name="T1">makePersistent</text:span>. If <text:span text:style-name="T1">RestoreValues</text:span> is <text:span text:style-name="T1">false</text:span>, the values of managed fields in the instance are left as they were at the time rollback was called.]</text:p>
      <text:h text:style-name="P31" text:outline-level="3">Detached-clean (Required)</text:h>
      <text:p text:style-name="P23">A5.5.8-1 [JDO instances that have been detached from their persistence manager and have not been modified are detached-clean.] Detachment is done by one of three ways: </text:p>
      <text:p text:style-name="P20">•<text:tab/>the instance or an instance containing a reference to the instance is serialized; in this case, the serialized instance is detached</text:p>
      <text:p text:style-name="P20">•<text:tab/>the transaction of the persistence manager managing the instance is committed and the <text:span text:style-name="T1">DetachAllOnCommit</text:span> property is <text:span text:style-name="T1">true</text:span>; in this case the persistent instance itself is detached (there is no copy)</text:p>
      <text:p text:style-name="P20">•<text:tab/>the instance is explicitly detached from the persistence manager via one of the <text:span text:style-name="T1">detachCopy</text:span> or <text:span text:style-name="T1">detachCopyAll</text:span> methods; in this case the copy is detached.</text:p>
      <text:p text:style-name="P23">A5.5.8-2 [Detached-clean instances transition to detached-dirty if a loaded field is modified.] A5.5.8-3 [Attempts to change their state via any of the persistence manager methods except for <text:span text:style-name="T1">makePersistent</text:span> and <text:span text:style-name="T1">deletePersistent</text:span>throw <text:span text:style-name="T1">JDOUserException</text:span>.]</text:p>
      <text:p text:style-name="P23">Evict, refresh, retrieve, makeTransient, makeTransactional, and makeNontransactional throw JDOUserException if a parameter instance is in the detached-clean or detached-dirty state.</text:p>
      <text:p text:style-name="P23">A detachable class is not serialization-compatible with the corresponding unenhanced class.</text:p>
      <text:p text:style-name="P23">Detached-clean instances transition to persistent-nontransactional or persistent-clean (depending on the <text:span text:style-name="T1">Optimistic</text:span> setting) if they are parameters to <text:span text:style-name="T1">makePersistent</text:span> when <text:span text:style-name="T1">CopyOnAttach</text:span> is <text:span text:style-name="T1">false</text:span>.</text:p>
      <text:p text:style-name="P23">Detached instances are further described in section <text:a xlink:type="simple" xlink:href="#R-1034865"><text:bookmark-ref text:reference-format="text" text:ref-name="-1034865N">Error: Reference source not found</text:bookmark-ref></text:a>.</text:p>
      <text:h text:style-name="P31" text:outline-level="3">Detached-dirty (Required)</text:h>
      <text:p text:style-name="P23">JDO instances that have been removed from their persistence manager and have fields marked as modified are detached-dirty. </text:p>
      <text:p text:style-name="P23">A5.5.9-1 [Fields are marked as modified if a field of the detached instance is explicitly modified by the application.] </text:p>
      <text:p text:style-name="P23">A5.5.9-2 [Detached-dirty instances do not change their life cycle state unless <text:span text:style-name="T1">CopyOnAttach</text:span> is false. When <text:span text:style-name="T1">CopyOnAttach</text:span> is false, detached-dirty instances transition to persistent-dirty during <text:span text:style-name="T1">makePersistent</text:span>. ] </text:p>
      <text:p text:style-name="P23">Evict, refresh, retrieve, makeTransient, makeTransactional, and makeNontransactional throw JDOUserException if a parameter instance is in the detached-clean or detached-dirty state.</text:p>
      <text:p text:style-name="P15"><draw:frame draw:style-name="fr2" draw:name="6" text:anchor-type="as-char" svg:width="2.7917in" svg:height="0.1346in" draw:z-index="6"><draw:image xlink:href="Pictures/2000000700000FB5000000C94FDA4EAC.wmf" xlink:type="simple" xlink:show="embed" xlink:actuate="onLoad"/></draw:frame></text:p>
      <text:h text:style-name="P33" text:outline-level="2">Nontransactional (Optional)</text:h>
      <text:p text:style-name="P23">Management of nontransactional instances is an optional feature of a JDO implementation. Usage is primarily for slowly changing data or for optimistic transaction management, as the values in nontransactional instances are not guaranteed to be transactionally consistent. </text:p>
      <text:p text:style-name="P23"><text:soft-page-break/>The use of this feature is governed by the <text:span text:style-name="T1">PersistenceManager</text:span> options <text:span text:style-name="T1">NontransactionalRead</text:span>, <text:span text:style-name="T1">NontransactionalWrite</text:span>, <text:span text:style-name="T1">Optimistic</text:span>, and <text:span text:style-name="T1">RetainValues</text:span>. An implementation might support any or all of these options. For example, an implementation might support only <text:span text:style-name="T1">NontransactionalRead</text:span>. For options that are not supported, the value of the unsupported property is <text:span text:style-name="T1">false</text:span> and it may not be changed.</text:p>
      <text:p text:style-name="P23">A5.6-1 [ If a <text:span text:style-name="T1">PersistenceManager</text:span> does not support this optional feature, an operation that would result in an instance transitioning to the persistent-nontransactional state] or [a request to set] the A5.6-2 [<text:span text:style-name="T1">NontransactionalRead</text:span>], A5.6-3 [<text:span text:style-name="T1">NontransactionalWrite</text:span>], A5.6-15 [<text:span text:style-name="T1">Optimistic</text:span>], or A5.6-4 [<text:span text:style-name="T1">RetainValues</text:span>] [option to <text:span text:style-name="T1">true</text:span>], [throws a <text:span text:style-name="T1">JDOUnsupportedOptionException</text:span>.] </text:p>
      <text:p text:style-name="P23"><text:span text:style-name="T1">NontransactionalRead</text:span>, <text:span text:style-name="T1">NontransactionalWrite</text:span>, <text:span text:style-name="T1">Optimistic</text:span>, and <text:span text:style-name="T1">RetainValues</text:span> are independent options. A JDO implementation must not automatically change the values of these properties as a side effect of the user changing other properties.</text:p>
      <text:p text:style-name="P23">With <text:span text:style-name="T1">NontransactionalRead</text:span> set to <text:span text:style-name="T1">true</text:span>:</text:p>
      <text:p text:style-name="P20">•<text:span text:style-name="T3"><text:tab/></text:span>A5.6-5 [ Navigation] and A5.6-6 [ queries] are valid outside a transaction. It is a JDO implementation decision whether the instances returned are in the hollow or persistent-nontransactional state.</text:p>
      <text:p text:style-name="P20">•<text:span text:style-name="T3"><text:tab/></text:span>A5.6-7 [ When a managed, non-key field of a hollow instance is read outside a transaction, the instance transitions to persistent-nontransactional.]</text:p>
      <text:p text:style-name="P20">•<text:span text:style-name="T3"><text:tab/></text:span>A5.6-8 [ If a persistent-clean instance is the parameter of <text:span text:style-name="T1">makeNontransactional</text:span>, the instance transitions to persistent-nontransactional.]</text:p>
      <text:p text:style-name="P23">With <text:span text:style-name="T1">NontransactionalWrite</text:span> set to <text:span text:style-name="T1">true</text:span>:</text:p>
      <text:p text:style-name="P20">•<text:span text:style-name="T3"><text:tab/></text:span>A5.6-9 [ Modification of persistent-nontransactional instances is permitted outside a transaction. The changes might participate in a subsequent transaction.]</text:p>
      <text:p text:style-name="P20">•<text:tab/>This is an incompatible change from the behavior in JDO 1.0. Compatibility is only supported if a subsequent transaction is not begun after making changes to persistent instances in the cache.</text:p>
      <text:p text:style-name="P23">With <text:span text:style-name="T1">RetainValues</text:span> set to <text:span text:style-name="T1">true</text:span>:</text:p>
      <text:p text:style-name="P20">•<text:tab/>At commit, A5.6-10 [ persistent-clean], A5.6-11 [ persistent-new], and A5.6-12 [ persistent-dirty] instances transition to persistent-nontransactional. Fields defined in the XML metadata as containing mutable second-class types are examined to ensure that they contain instances that track changes made to them and are owned by the instance. If not, they are replaced with new second class object instances that track changes, constructed from the contents of the second class object instance. These include <text:span text:style-name="T1">java.util.Date</text:span>, and <text:span text:style-name="T1">Collection</text:span> and <text:span text:style-name="T1">Map</text:span> types. NOTE: This process is not required to be recursive, although an implementation might choose to recursively convert the closure of the collection to become second class objects. JDO requires conversion only of the affected persistence-capable instance’s fields.</text:p>
      <text:p text:style-name="P23">With <text:span text:style-name="T1">RestoreValues</text:span> set to <text:span text:style-name="T1">true</text:span>:</text:p>
      <text:p text:style-name="P20"><text:soft-page-break/>•<text:tab/>If the JDO implementation does not support persistent-nontransactional instances, at rollback A5.6-16 [persistent-deleted], A5.6-17 [persistent-clean] and A5.6-18 [persistent-dirty] instances transition to hollow.</text:p>
      <text:p text:style-name="P20">•<text:tab/>If the JDO implementation supports persistent-nontransactional instances, at rollback A5.6-19 [persistent-deleted], A5.6-20 [persistent-clean] and A5.6-21 [persistent-dirty] instances transition to persistent-nontransactional. The state of each managed field in A5.6-22 [persistent-deleted] and A5.6-23 [persistent-dirty instances is restored:</text:p>
      <text:p text:style-name="P30">• <text:s/>fields of primitive types (<text:span text:style-name="T2">int</text:span>, <text:span text:style-name="T2">float</text:span>, etc.), wrapper types (<text:span text:style-name="T2">Integer</text:span>, <text:span text:style-name="T2">Float</text:span>, etc.), immutable types (<text:span text:style-name="T2">Locale</text:span>, etc.), and references to persistence-capable types are restored to their values as of the beginning of the transaction and the fields are marked as loaded.</text:p>
      <text:p text:style-name="P30">• <text:s/>fields of mutable types (<text:span text:style-name="T2">Date</text:span>, <text:span text:style-name="T2">Collection</text:span>, array-type, etc.) are set to <text:span text:style-name="T2">null</text:span> and the fields are marked as not loaded.<text:span text:style-name="T5">]</text:span> </text:p>
      <text:h text:style-name="P32" text:outline-level="3">Persistent-nontransactional (Optional)</text:h>
      <text:p text:style-name="P23">NOTE: The following discussion applies only to datastore transactions. See section 5.8 for a discussion on how optimistic transactions change this behavior.</text:p>
      <text:p text:style-name="P23">JDO instances that represent specific persistent data in the datastore, whose values are currently loaded but not transactionally consistent, are persistent-nontransactional. A5.6.1-1 [ There is a JDO Identity associated with these instances], and A5.6.1-2 [ transactional instances can be obtained from the object ids.] </text:p>
      <text:p text:style-name="P23">The persistent-nontransactional state allows persistent instances to be managed as a shadow cache of instances that are updated asynchronously.</text:p>
      <text:p text:style-name="P23">As long as a transaction is not in progress:</text:p>
      <text:p text:style-name="P20">•<text:tab/>if <text:span text:style-name="T1">NontransactionalRead</text:span> is <text:span text:style-name="T1">true</text:span>, A5.6.1-4 [ persistent field values might be retrieved from the datastore by the <text:span text:style-name="T1">PersistenceManager</text:span>]; </text:p>
      <text:p text:style-name="P20">•<text:tab/>if <text:span text:style-name="T1">NontransactionalWrite</text:span> is <text:span text:style-name="T1">true</text:span>, the application might make changes to the persistent field values in the instance. These changes might be committed in a subsequent transaction.</text:p>
      <text:p text:style-name="P23">A5.6.1-3 [ A5.6.1-5 [ A persistent-nontransactional instance transitions to persistent-clean if it is the parameter of a <text:span text:style-name="T1">makeTransactional</text:span> method executed when a transaction is in progress. The state of the instance in memory is discarded (cleared) and the state is loaded from the datastore.] </text:p>
      <text:p text:style-name="P23">A5.6.1-6 [ A persistent-nontransactional instance transitions to persistent-clean if any managed field is accessed when a datastore transaction is in progress. The state of the instance in memory is discarded and the state is loaded from the datastore.] </text:p>
      <text:p text:style-name="P23">A5.6.1-7 [ A persistent-nontransactional instance transitions to persistent-dirty if any managed field is written when a transaction is in progress. The state of the instance in memory is saved for use during rollback, and the state is loaded from the datastore. Then the change is applied.]</text:p>
      <text:p text:style-name="P23">A5.6.1-8 [ A persistent-nontransactional instance transitions to persistent-deleted if it is the parameter of <text:span text:style-name="T1">deletePersistent</text:span>. The state of the instance in memory is saved for use during rollback.] </text:p>
      <text:p text:style-name="P23"><text:soft-page-break/>A persistent-nontransactional instance transitions to detached if a transaction is commited while the DetachAllOnCommit property is true.</text:p>
      <text:p text:style-name="P23">A persistent-nontransactional instance transitions to persistent-nontransactional-dirty if a change is made outside a transaction while the NontransactionalWrite property is true.</text:p>
      <text:p text:style-name="P23">If the application does not hold a strong reference to a persistent-nontransactional instance, the instance might be garbage collected. The <text:span text:style-name="T1">PersistenceManager</text:span> must not hold a strong reference to any persistent-nontransactional instance.</text:p>
      <text:p text:style-name="P23">The behavior of persistent instances at close of the corresponding PersistenceManager is not further defined in this specification. </text:p>
      <text:h text:style-name="P31" text:outline-level="3">Persistent-nontransactional-dirty (Optional)</text:h>
      <text:p text:style-name="P23">JDO instances that represent specific persistent data in the datastore, whose values may be currently loaded but not transactionally consistent, and have been modified since the last commit, are persistent-nontransactional-dirty. A5.6.2-1 [ There is a JDO Identity associated with these instances], and A5.6.2-2 [non-transactional instances can be obtained from the object ids.] </text:p>
      <text:p text:style-name="P23">The persistent-nontransactional-dirty state allows applications to operate on nontransactional instances in the cache and make changes to the instances without having a transaction active. At some future point, the application can begin a transaction and incorporate the changes into the transactional state. Committing the transaction makes the changes made outside the transaction durable.</text:p>
      <text:p text:style-name="P23">A5.6.2-3 [A persistent-nontransactional-dirty instance transitions to hollow if it is the parameter of evict or evictAll. This allows the application to remove instances from the set of instances whose state is to be committed to the datastore.] </text:p>
      <text:p text:style-name="P23">A5.6.2-4 [If a datastore transaction is begun, no state change occurs immediately, and commit will write the changes to the datastore with no checking as to the current state of the instances in the datastore. That is, the changes made outside the transaction together with any changes made inside the transaction will overwrite the current state of the datastore.] A5.6.2-5 [The persistent-nontransactional-dirty instances will transition according to the <text:span text:style-name="T1">RetainValues</text:span> flag. With the <text:span text:style-name="T1">RetainValues</text:span> flag set to true, persistent-nontransactional-dirty instances will transition to persistent-nontransactional. With the <text:span text:style-name="T1">RetainValues</text:span> flag set to false, persistent-nontransactional-dirty instances will transition to hollow. ] </text:p>
      <text:p text:style-name="P23">A5.6.2-6 [If a datastore transaction is begun, no state change occurs immediately, and rollback will not write any changes to the datastore.] A5.6.2-7 [The persistent-nontransactional-dirty instances will transition according to the <text:span text:style-name="T1">RestoreValues</text:span> flag. With the <text:span text:style-name="T1">RestoreValues</text:span> flag set to true, persistent-nontransactional-dirty instances will make no state transition, but the fields will be restored to their values as of the beginning of the transaction, and any changes made within the transaction will be discarded. With the <text:span text:style-name="T1">RestoreValues</text:span> flag set to false, persistent-nontransactional-dirty instances will transition to hollow.] </text:p>
      <text:p text:style-name="P23">A5.6.2-8 [If an optimistic transaction is begun, no state change occurs immediately, and commit will write the changes to the datastore after checking as to the current state of the instances in the datastore. The changes made outside the transaction together with any changes made inside the transaction will update the current state of the datastore if the version checking is successful.] A5.6.2-9 [The persistent-nontransactional-dirty instances will transition according to the <text:span text:style-name="T1">RetainValues</text:span> flag. With the <text:span text:style-name="T1">RetainValues</text:span> flag set to true, persistent-nontransactional-<text:soft-page-break/>dirty instances will transition to persistent-nontransactional. With the <text:span text:style-name="T1">RetainValues</text:span> flag set to false, persistent-nontransactional-dirty instances will transition to hollow.] </text:p>
      <text:p text:style-name="P23">A5.6.2-10 [If an optimistic transaction is begun, no state change occurs immediately, and rollback will not write any changes to the datastore. ] A5.6.2-11 [The persistent-nontransactional-dirty instances will transition according to the <text:span text:style-name="T1">RestoreValues</text:span> flag. ] A5.6.2-12 [With the <text:span text:style-name="T1">RestoreValues</text:span> flag set to true, persistent-nontransactional-dirty instances will make no state transition, ] A5.6.2-13 [but the fields will be restored to their values as of the beginning of the transaction, and any changes made within the transaction will be discarded. ] A5.6.2-14 [With the <text:span text:style-name="T1">RestoreValues</text:span> flag set to false, persistent-nontransactional-dirty instances will transition to hollow.] </text:p>
      <text:p text:style-name="P23">The behavior of persistent instances at close of the corresponding PersistenceManager is not further defined in this specification. </text:p>
      <text:p text:style-name="P15"><draw:frame draw:style-name="fr2" draw:name="7" text:anchor-type="as-char" svg:width="2.7917in" svg:height="0.1346in" draw:z-index="7"><draw:image xlink:href="Pictures/2000000700000FB5000000C94FDA4EAC.wmf" xlink:type="simple" xlink:show="embed" xlink:actuate="onLoad"/></draw:frame></text:p>
      <text:h text:style-name="P33" text:outline-level="2">Transient Transactional (Optional)</text:h>
      <text:p text:style-name="P23">Management of transient transactional instances is an optional feature of a JDO implementation. The following sections describe the additional states and state changes when using transient transactional behavior.</text:p>
      <text:p text:style-name="P23">A5.7-1 [ A transient instance transitions to transient-clean if it is the parameter of <text:span text:style-name="T1">make-Transactional</text:span>.]</text:p>
      <text:h text:style-name="P31" text:outline-level="3">Transient-clean (Optional)</text:h>
      <text:p text:style-name="P23">JDO instances that represent transient transactional instances whose values have not been changed in the current transaction are transient-clean. This state is not reachable if the JDO <text:span text:style-name="T1">PersistenceManager</text:span> does not implement the optional feature <text:span text:style-name="T1">javax.jdo.option.TransientTransactional</text:span>.</text:p>
      <text:p text:style-name="P23">Changes made outside a transaction are allowed without a state change. A5.7.1-1 [ A transient-clean instance transitions to transient-dirty if any managed field is changed in a transaction. During the transition, values of managed fields are saved by the <text:span text:style-name="T1">PersistenceManager</text:span> for use during rollback. This behavior is not dependent on the setting of the RestoreValues flag.]</text:p>
      <text:p text:style-name="P23">A5.7.1-2 [ A transient-clean instance transitions to transient if it is the parameter of <text:span text:style-name="T1">makeNontransactional</text:span>.] </text:p>
      <text:h text:style-name="P31" text:outline-level="3">Transient-dirty (Optional)</text:h>
      <text:p text:style-name="P23">JDO instances that represent transient transactional instances whose values have been changed in the current transaction are transient-dirty. This state is not reachable if the JDO <text:span text:style-name="T1">PersistenceManager</text:span> does not implement the optional feature <text:span text:style-name="T1">javax.jdo.option.TransientTransactional</text:span>.</text:p>
      <text:p text:style-name="P23">A5.7.2-1 [ A transient-dirty instance transitions to transient-clean at commit.] The values of managed fields saved (for rollback processing) at the time the transition was made from transient-clean to transient-dirty are discarded. A5.7.2-2 [ None of the values of fields in the instance are modified as a result of commit.]</text:p>
      <text:p text:style-name="P23">A5.7.2-3 [ A transient-dirty instance transitions to transient-clean at rollback.] A5.7.2-4 [ The values of managed fields saved at the time the transition was made from transient-clean to <text:soft-page-break/>transient-dirty are restored. This behavior is not dependent on the setting of the RestoreValues flag.]</text:p>
      <text:p text:style-name="P23">A5.7.2-5 [A transient-dirty instance transitions to persistent-new at <text:span text:style-name="T1">makePersistent</text:span>. The values of managed fields saved at the time the transition was made from transient-clean to transient-dirty are used as the before image for the purposes of rollback.]</text:p>
      <text:p text:style-name="P15"><draw:frame draw:style-name="fr2" draw:name="8" text:anchor-type="as-char" svg:width="2.7917in" svg:height="0.1346in" draw:z-index="8"><draw:image xlink:href="Pictures/2000000700000FB5000000C94FDA4EAC.wmf" xlink:type="simple" xlink:show="embed" xlink:actuate="onLoad"/></draw:frame></text:p>
      <text:h text:style-name="P33" text:outline-level="2"><text:bookmark text:name="R-1029265"/>Optimistic Transactions (Optional)<text:span text:style-name="T4">58</text:span></text:h>
      <text:p text:style-name="P23"><text:bookmark text:name="X-10601271"/>Optimistic transaction management is an optional feature of a JDO implementation. </text:p>
      <text:p text:style-name="P23">The <text:span text:style-name="T1">Optimistic</text:span> flag set to <text:span text:style-name="T1">true</text:span> changes the state transitions of persistent instances:</text:p>
      <text:p text:style-name="P20">•<text:span text:style-name="T3"><text:tab/></text:span>A5.8-1 [ If a persistent field other than one of the primary key fields is read, a hollow instance transitions to persistent-nontransactional instead of persistent-clean.] A5.8-2 [ Subsequent reads of these fields do not cause a transition from persistent-nontransactional.]</text:p>
      <text:p text:style-name="P20">•<text:span text:style-name="T3"><text:tab/></text:span>A5.8-3 [ A persistent-nontransactional instance transitions to persistent-deleted if it is a parameter of <text:span text:style-name="T1">deletePersistent</text:span>.] The state of the managed fields of the instance in memory is saved for use during rollback, and for verification during commit. A5.8-4 [ The values in fields of the instance in memory are unchanged.] If fresh values need to be loaded from the datastore, then the user should first call <text:span text:style-name="T1">refresh</text:span> on the instance.</text:p>
      <text:p text:style-name="P20">•<text:span text:style-name="T3"><text:tab/></text:span>A5.8-5 [ A persistent-nontransactional instance transitions to persistent-clean if it is a parameter of a <text:span text:style-name="T1">makeTransactional</text:span> method executed when an optimistic transaction is in progress.] A5.8-6 [ The values in managed fields of the instance in memory are unchanged.] If fresh values need to be loaded from the datastore, then the user should first call <text:span text:style-name="T1">refresh</text:span> on the instance.</text:p>
      <text:p text:style-name="P20">•<text:span text:style-name="T3"><text:tab/></text:span>A5.8-7 [ A persistent-nontransactional instance transitions to persistent-dirty if a managed field is modified when an optimistic transaction is in progress.] If <text:span text:style-name="T1">RestoreValues</text:span> is <text:span text:style-name="T1">true</text:span>, a before image is saved before the state transition. This is used for restoring field values during rollback. Depending on the implementation the before image of the instance in memory might be saved for verification during commit. A5.8-8 [ The values in fields of the instance in memory are unchanged before the update is applied.] If fresh values need to be loaded from the datastore, then the user should first call <text:span text:style-name="T1">refresh</text:span> on the instance.</text:p>
      <text:p text:style-name="P26">A5.9-1 through A5.9-170 [</text:p>
      <text:p text:style-name="P12"> </text:p>
      <text:p text:style-name="P24">Table 2: State Transitions</text:p>
      <text:p text:style-name="P13"> </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header-rows>
          <table:table-row table:style-name="Table1.1">
            <table:table-cell table:style-name="Table1.A1" office:value-type="string">
              <text:p text:style-name="P9"><text:span text:style-name="T6">method </text:span><text:span text:style-name="T7">\</text:span><text:span text:style-name="T6"> current state</text:span></text:p>
            </table:table-cell>
            <table:table-cell table:style-name="Table1.B1" office:value-type="string">
              <text:p text:style-name="P10">Transient</text:p>
            </table:table-cell>
            <table:table-cell table:style-name="Table1.B1" office:value-type="string">
              <text:p text:style-name="P10">P-new</text:p>
            </table:table-cell>
            <table:table-cell table:style-name="Table1.B1" office:value-type="string">
              <text:p text:style-name="P10">P-clean</text:p>
            </table:table-cell>
            <table:table-cell table:style-name="Table1.B1" office:value-type="string">
              <text:p text:style-name="P10">P-dirty</text:p>
            </table:table-cell>
            <table:table-cell table:style-name="Table1.B1" office:value-type="string">
              <text:p text:style-name="P10">Hollow</text:p>
            </table:table-cell>
          </table:table-row>
        </table:table-header-rows>
        <table:table-row table:style-name="Table1.1">
          <table:table-cell table:style-name="Table1.A2" office:value-type="string">
            <text:p text:style-name="P1">makePersistent</text:p>
          </table:table-cell>
          <table:table-cell table:style-name="Table1.B2" office:value-type="string">
            <text:p text:style-name="P1">P-new</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row>
        <table:table-row table:style-name="Table1.1">
          <table:table-cell table:style-name="Table1.A2" office:value-type="string">
            <text:p text:style-name="P1">deletePersistent</text:p>
          </table:table-cell>
          <table:table-cell table:style-name="Table1.B2" office:value-type="string">
            <text:p text:style-name="P1">error</text:p>
          </table:table-cell>
          <table:table-cell table:style-name="Table1.B2" office:value-type="string">
            <text:p text:style-name="P1">P-new-del</text:p>
          </table:table-cell>
          <table:table-cell table:style-name="Table1.B2" office:value-type="string">
            <text:p text:style-name="P1">P-del</text:p>
          </table:table-cell>
          <table:table-cell table:style-name="Table1.B2" office:value-type="string">
            <text:p text:style-name="P1">P-del</text:p>
          </table:table-cell>
          <table:table-cell table:style-name="Table1.B2" office:value-type="string">
            <text:p text:style-name="P1">P-del</text:p>
          </table:table-cell>
        </table:table-row>
        <table:table-row table:style-name="Table1.1">
          <table:table-cell table:style-name="Table1.A2" office:value-type="string">
            <text:p text:style-name="P1">makeTransactional</text:p>
          </table:table-cell>
          <table:table-cell table:style-name="Table1.B2" office:value-type="string">
            <text:p text:style-name="P1">T-clea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clean</text:p>
          </table:table-cell>
        </table:table-row>
        <table:table-row table:style-name="Table1.1">
          <table:table-cell table:style-name="Table1.A2" office:value-type="string">
            <text:p text:style-name="P2">makeNontransactional</text:p>
          </table:table-cell>
          <table:table-cell table:style-name="Table1.B2" office:value-type="string">
            <text:p text:style-name="P1">error</text:p>
          </table:table-cell>
          <table:table-cell table:style-name="Table1.B2" office:value-type="string">
            <text:p text:style-name="P1">error</text:p>
          </table:table-cell>
          <table:table-cell table:style-name="Table1.B2" office:value-type="string">
            <text:p text:style-name="P1">P-nontrans</text:p>
          </table:table-cell>
          <table:table-cell table:style-name="Table1.B2" office:value-type="string">
            <text:p text:style-name="P1">error</text:p>
          </table:table-cell>
          <table:table-cell table:style-name="Table1.B2" office:value-type="string">
            <text:p text:style-name="P1">unchanged</text:p>
          </table:table-cell>
        </table:table-row>
        <table:table-row table:style-name="Table1.1">
          <table:table-cell table:style-name="Table1.A2" office:value-type="string">
            <text:p text:style-name="P1">makeTransient</text:p>
          </table:table-cell>
          <table:table-cell table:style-name="Table1.B2" office:value-type="string">
            <text:p text:style-name="P1">unchanged</text:p>
          </table:table-cell>
          <table:table-cell table:style-name="Table1.B2" office:value-type="string">
            <text:p text:style-name="P1">error</text:p>
          </table:table-cell>
          <table:table-cell table:style-name="Table1.B2" office:value-type="string">
            <text:p text:style-name="P1">Transient</text:p>
          </table:table-cell>
          <table:table-cell table:style-name="Table1.B2" office:value-type="string">
            <text:p text:style-name="P1">error</text:p>
          </table:table-cell>
          <table:table-cell table:style-name="Table1.B2" office:value-type="string">
            <text:p text:style-name="P1">Transient</text:p>
          </table:table-cell>
        </table:table-row>
        <text:soft-page-break/>
        <table:table-row table:style-name="Table1.1">
          <table:table-cell table:style-name="Table1.A2" office:value-type="string">
            <text:p text:style-name="P4">commit </text:p>
            <text:p text:style-name="P6">retainValues=false</text:p>
          </table:table-cell>
          <table:table-cell table:style-name="Table1.B2" office:value-type="string">
            <text:p text:style-name="P1">unchanged</text:p>
          </table:table-cell>
          <table:table-cell table:style-name="Table1.B2" office:value-type="string">
            <text:p text:style-name="P1">Hollow</text:p>
          </table:table-cell>
          <table:table-cell table:style-name="Table1.B2" office:value-type="string">
            <text:p text:style-name="P1">Hollow</text:p>
          </table:table-cell>
          <table:table-cell table:style-name="Table1.B2" office:value-type="string">
            <text:p text:style-name="P1">Hollow</text:p>
          </table:table-cell>
          <table:table-cell table:style-name="Table1.B2" office:value-type="string">
            <text:p text:style-name="P1">unchanged</text:p>
          </table:table-cell>
        </table:table-row>
        <table:table-row table:style-name="Table1.1">
          <table:table-cell table:style-name="Table1.A2" office:value-type="string">
            <text:p text:style-name="P4">commit </text:p>
            <text:p text:style-name="P6">retainValues=true</text:p>
          </table:table-cell>
          <table:table-cell table:style-name="Table1.B2" office:value-type="string">
            <text:p text:style-name="P1">unchanged</text:p>
          </table:table-cell>
          <table:table-cell table:style-name="Table1.B2" office:value-type="string">
            <text:p text:style-name="P1">P-nontrans</text:p>
          </table:table-cell>
          <table:table-cell table:style-name="Table1.B2" office:value-type="string">
            <text:p text:style-name="P1">P-nontrans</text:p>
          </table:table-cell>
          <table:table-cell table:style-name="Table1.B2" office:value-type="string">
            <text:p text:style-name="P1">P-nontrans</text:p>
          </table:table-cell>
          <table:table-cell table:style-name="Table1.B2" office:value-type="string">
            <text:p text:style-name="P1">unchanged</text:p>
          </table:table-cell>
        </table:table-row>
        <table:table-row table:style-name="Table1.1">
          <table:table-cell table:style-name="Table1.A2" office:value-type="string">
            <text:p text:style-name="P5">commit </text:p>
            <text:p text:style-name="P7">DetachAllOnCommit true</text:p>
          </table:table-cell>
          <table:table-cell table:style-name="Table1.B2" office:value-type="string">
            <text:p text:style-name="P1">unchanged</text:p>
          </table:table-cell>
          <table:table-cell table:style-name="Table1.B2" office:value-type="string">
            <text:p text:style-name="P1">detached-clean</text:p>
          </table:table-cell>
          <table:table-cell table:style-name="Table1.B2" office:value-type="string">
            <text:p text:style-name="P1">detached-clean</text:p>
          </table:table-cell>
          <table:table-cell table:style-name="Table1.B2" office:value-type="string">
            <text:p text:style-name="P1">detached-clean</text:p>
          </table:table-cell>
          <table:table-cell table:style-name="Table1.B2" office:value-type="string">
            <text:p text:style-name="P1">detached-clean</text:p>
          </table:table-cell>
        </table:table-row>
        <table:table-row table:style-name="Table1.1">
          <table:table-cell table:style-name="Table1.A2" office:value-type="string">
            <text:p text:style-name="P4">rollback</text:p>
            <text:p text:style-name="P6">restoreValues=false</text:p>
          </table:table-cell>
          <table:table-cell table:style-name="Table1.B2" office:value-type="string">
            <text:p text:style-name="P1">unchanged</text:p>
          </table:table-cell>
          <table:table-cell table:style-name="Table1.B2" office:value-type="string">
            <text:p text:style-name="P1">Transient</text:p>
          </table:table-cell>
          <table:table-cell table:style-name="Table1.B2" office:value-type="string">
            <text:p text:style-name="P1">Hollow</text:p>
          </table:table-cell>
          <table:table-cell table:style-name="Table1.B2" office:value-type="string">
            <text:p text:style-name="P1">Hollow</text:p>
          </table:table-cell>
          <table:table-cell table:style-name="Table1.B2" office:value-type="string">
            <text:p text:style-name="P1">unchanged</text:p>
          </table:table-cell>
        </table:table-row>
        <table:table-row table:style-name="Table1.1">
          <table:table-cell table:style-name="Table1.A2" office:value-type="string">
            <text:p text:style-name="P4">rollback </text:p>
            <text:p text:style-name="P6">restoreValues=true</text:p>
          </table:table-cell>
          <table:table-cell table:style-name="Table1.B2" office:value-type="string">
            <text:p text:style-name="P1">unchanged</text:p>
          </table:table-cell>
          <table:table-cell table:style-name="Table1.B2" office:value-type="string">
            <text:p text:style-name="P1">Transient</text:p>
          </table:table-cell>
          <table:table-cell table:style-name="Table1.B2" office:value-type="string">
            <text:p text:style-name="P1">P-nontrans</text:p>
          </table:table-cell>
          <table:table-cell table:style-name="Table1.B2" office:value-type="string">
            <text:p text:style-name="P1">P-nontrans</text:p>
          </table:table-cell>
          <table:table-cell table:style-name="Table1.B2" office:value-type="string">
            <text:p text:style-name="P1">unchanged</text:p>
          </table:table-cell>
        </table:table-row>
        <table:table-row table:style-name="Table1.1">
          <table:table-cell table:style-name="Table1.A2" office:value-type="string">
            <text:p text:style-name="P3">refresh with active Datastore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clean</text:p>
          </table:table-cell>
          <table:table-cell table:style-name="Table1.B2" office:value-type="string">
            <text:p text:style-name="P1">unchanged</text:p>
          </table:table-cell>
        </table:table-row>
        <text:soft-page-break/>
        <table:table-row table:style-name="Table1.1">
          <table:table-cell table:style-name="Table1.A2" office:value-type="string">
            <text:p text:style-name="P3">refresh with active Optimistic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nontrans</text:p>
          </table:table-cell>
          <table:table-cell table:style-name="Table1.B2" office:value-type="string">
            <text:p text:style-name="P1">unchanged</text:p>
          </table:table-cell>
        </table:table-row>
        <table:table-row table:style-name="Table1.1">
          <table:table-cell table:style-name="Table1.A2" office:value-type="string">
            <text:p text:style-name="P1">evict</text:p>
          </table:table-cell>
          <table:table-cell table:style-name="Table1.B2" office:value-type="string">
            <text:p text:style-name="P1">n/a</text:p>
          </table:table-cell>
          <table:table-cell table:style-name="Table1.B2" office:value-type="string">
            <text:p text:style-name="P1">unchanged</text:p>
          </table:table-cell>
          <table:table-cell table:style-name="Table1.B2" office:value-type="string">
            <text:p text:style-name="P1">Hollow</text:p>
          </table:table-cell>
          <table:table-cell table:style-name="Table1.B2" office:value-type="string">
            <text:p text:style-name="P1">unchanged</text:p>
          </table:table-cell>
          <table:table-cell table:style-name="Table1.B2" office:value-type="string">
            <text:p text:style-name="P1">unchanged</text:p>
          </table:table-cell>
        </table:table-row>
        <table:table-row table:style-name="Table1.1">
          <table:table-cell table:style-name="Table1.A2" office:value-type="string">
            <text:p text:style-name="P3">read field outside transaction</text:p>
          </table:table-cell>
          <table:table-cell table:style-name="Table1.B2" office:value-type="string">
            <text:p text:style-name="P1">unchanged</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P-nontrans</text:p>
          </table:table-cell>
        </table:table-row>
        <table:table-row table:style-name="Table1.1">
          <table:table-cell table:style-name="Table1.A2" office:value-type="string">
            <text:p text:style-name="P3">read field with active Optimistic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nontrans</text:p>
          </table:table-cell>
        </table:table-row>
        <table:table-row table:style-name="Table1.1">
          <table:table-cell table:style-name="Table1.A2" office:value-type="string">
            <text:p text:style-name="P1">read field with active Datastore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clean</text:p>
          </table:table-cell>
        </table:table-row>
        <table:table-row table:style-name="Table1.1">
          <table:table-cell table:style-name="Table1.A2" office:value-type="string">
            <text:p text:style-name="P1">write field or makeDirty outside transaction</text:p>
          </table:table-cell>
          <table:table-cell table:style-name="Table1.B2" office:value-type="string">
            <text:p text:style-name="P1">unchanged</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P-nontrans</text:p>
          </table:table-cell>
        </table:table-row>
        <text:soft-page-break/>
        <table:table-row table:style-name="Table1.1">
          <table:table-cell table:style-name="Table1.A2" office:value-type="string">
            <text:p text:style-name="P1">write field or makeDirty with active transaction </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dirty</text:p>
          </table:table-cell>
          <table:table-cell table:style-name="Table1.B2" office:value-type="string">
            <text:p text:style-name="P1">unchanged</text:p>
          </table:table-cell>
          <table:table-cell table:style-name="Table1.B2" office:value-type="string">
            <text:p text:style-name="P1">P-dirty</text:p>
          </table:table-cell>
        </table:table-row>
        <table:table-row table:style-name="Table1.1">
          <table:table-cell table:style-name="Table1.A2" office:value-type="string">
            <text:p text:style-name="P3">retrieve outside or with active Optimistic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nontrans</text:p>
          </table:table-cell>
        </table:table-row>
        <table:table-row table:style-name="Table1.1">
          <table:table-cell table:style-name="Table1.A2" office:value-type="string">
            <text:p text:style-name="P3">retrieve with active Datastore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clean</text:p>
          </table:table-cell>
        </table:table-row>
        <table:table-row table:style-name="Table1.1">
          <table:table-cell table:style-name="Table1.A2" office:value-type="string">
            <text:p text:style-name="P3">detachCopy outside transaction with NontransactionalRead true</text:p>
          </table:table-cell>
          <table:table-cell table:style-name="Table1.B2" office:value-type="string">
            <text:p text:style-name="P1">error</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4">parameter: P-nontrans</text:p>
            <text:p text:style-name="P6">returned: detached-clean</text:p>
          </table:table-cell>
        </table:table-row>
        <table:table-row table:style-name="Table1.1">
          <table:table-cell table:style-name="Table1.A2" office:value-type="string">
            <text:p text:style-name="P3">detachCopy outside transaction with NontransactionalRead false</text:p>
          </table:table-cell>
          <table:table-cell table:style-name="Table1.B2" office:value-type="string">
            <text:p text:style-name="P1">error</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error</text:p>
          </table:table-cell>
        </table:table-row>
        <table:table-row table:style-name="Table1.1">
          <table:table-cell table:style-name="Table1.A2" office:value-type="string">
            <text:p text:style-name="P3">detachCopy with active Optimistic transaction</text:p>
          </table:table-cell>
          <table:table-cell table:style-name="Table1.B2" office:value-type="string">
            <text:p text:style-name="P4">parameter: P-new</text:p>
            <text:p text:style-name="P8">returned:</text:p>
            <text:p text:style-name="P6">detached-clean</text:p>
          </table:table-cell>
          <table:table-cell table:style-name="Table1.B2" office:value-type="string">
            <text:p text:style-name="P4">parameter: unchanged</text:p>
            <text:p text:style-name="P8">returned:</text:p>
            <text:p text:style-name="P6">detached-clean</text:p>
          </table:table-cell>
          <table:table-cell table:style-name="Table1.B2" office:value-type="string">
            <text:p text:style-name="P4">parameter: unchanged</text:p>
            <text:p text:style-name="P8">returned:</text:p>
            <text:p text:style-name="P6">detached-clean</text:p>
          </table:table-cell>
          <table:table-cell table:style-name="Table1.B2" office:value-type="string">
            <text:p text:style-name="P4">parameter: unchanged</text:p>
            <text:p text:style-name="P8">returned:</text:p>
            <text:p text:style-name="P6">detached-clean</text:p>
          </table:table-cell>
          <table:table-cell table:style-name="Table1.B2" office:value-type="string">
            <text:p text:style-name="P4">parameter: P-nontrans</text:p>
            <text:p text:style-name="P8">returned:</text:p>
            <text:p text:style-name="P6">detached-clean</text:p>
          </table:table-cell>
        </table:table-row>
        <text:soft-page-break/>
        <table:table-row table:style-name="Table1.1">
          <table:table-cell table:style-name="Table1.A2" office:value-type="string">
            <text:p text:style-name="P3">detachCopy with active Datastore transaction</text:p>
          </table:table-cell>
          <table:table-cell table:style-name="Table1.B2" office:value-type="string">
            <text:p text:style-name="P4">parameter: P-new</text:p>
            <text:p text:style-name="P8">returned:</text:p>
            <text:p text:style-name="P6">detached-clean</text:p>
          </table:table-cell>
          <table:table-cell table:style-name="Table1.B2" office:value-type="string">
            <text:p text:style-name="P4">parameter: unchanged</text:p>
            <text:p text:style-name="P8">returned:</text:p>
            <text:p text:style-name="P6">detached-clean</text:p>
          </table:table-cell>
          <table:table-cell table:style-name="Table1.B2" office:value-type="string">
            <text:p text:style-name="P4">parameter: unchanged</text:p>
            <text:p text:style-name="P8">returned:</text:p>
            <text:p text:style-name="P6">detached-clean</text:p>
          </table:table-cell>
          <table:table-cell table:style-name="Table1.B2" office:value-type="string">
            <text:p text:style-name="P4">parameter: unchanged</text:p>
            <text:p text:style-name="P8">returned:</text:p>
            <text:p text:style-name="P6">detached-clean</text:p>
          </table:table-cell>
          <table:table-cell table:style-name="Table1.B2" office:value-type="string">
            <text:p text:style-name="P4">parameter: P-clean</text:p>
            <text:p text:style-name="P8">returned:</text:p>
            <text:p text:style-name="P6">detached-clean</text:p>
          </table:table-cell>
        </table:table-row>
      </table:table>
      <text:p text:style-name="P12"> </text:p>
      <text:p text:style-name="P12"> </text:p>
      <text:p text:style-name="P13"> </text:p>
      <table:table table:name="Table2" table:style-name="Table2">
        <table:table-column table:style-name="Table2.A"/>
        <table:table-column table:style-name="Table2.B"/>
        <table:table-column table:style-name="Table2.C"/>
        <table:table-column table:style-name="Table2.B" table:number-columns-repeated="2"/>
        <table:table-column table:style-name="Table2.F"/>
        <table:table-header-rows>
          <table:table-row table:style-name="Table2.1">
            <table:table-cell table:style-name="Table2.A1" office:value-type="string">
              <text:p text:style-name="P9"><text:span text:style-name="T6">method </text:span><text:span text:style-name="T7">\</text:span><text:span text:style-name="T6"> current state</text:span></text:p>
            </table:table-cell>
            <table:table-cell table:style-name="Table2.B1" office:value-type="string">
              <text:p text:style-name="P10">T-clean</text:p>
            </table:table-cell>
            <table:table-cell table:style-name="Table2.B1" office:value-type="string">
              <text:p text:style-name="P10">T-dirty</text:p>
            </table:table-cell>
            <table:table-cell table:style-name="Table2.B1" office:value-type="string">
              <text:p text:style-name="P10">P-new-del</text:p>
            </table:table-cell>
            <table:table-cell table:style-name="Table2.B1" office:value-type="string">
              <text:p text:style-name="P10">P-del</text:p>
            </table:table-cell>
            <table:table-cell table:style-name="Table2.B1" office:value-type="string">
              <text:p text:style-name="P10">P-nontrans</text:p>
            </table:table-cell>
          </table:table-row>
        </table:table-header-rows>
        <table:table-row table:style-name="Table2.1">
          <table:table-cell table:style-name="Table2.A2" office:value-type="string">
            <text:p text:style-name="P1">makePersistent</text:p>
          </table:table-cell>
          <table:table-cell table:style-name="Table2.B2" office:value-type="string">
            <text:p text:style-name="P1">P-new</text:p>
          </table:table-cell>
          <table:table-cell table:style-name="Table2.B2" office:value-type="string">
            <text:p text:style-name="P1">P-new</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row>
        <table:table-row table:style-name="Table2.1">
          <table:table-cell table:style-name="Table2.A2" office:value-type="string">
            <text:p text:style-name="P1">deletePersistent</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P-del</text:p>
          </table:table-cell>
        </table:table-row>
        <table:table-row table:style-name="Table2.1">
          <table:table-cell table:style-name="Table2.A2" office:value-type="string">
            <text:p text:style-name="P1">makeTransactional</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P-clean</text:p>
          </table:table-cell>
        </table:table-row>
        <table:table-row table:style-name="Table2.1">
          <table:table-cell table:style-name="Table2.A2" office:value-type="string">
            <text:p text:style-name="P2">makeNontransactional</text:p>
          </table:table-cell>
          <table:table-cell table:style-name="Table2.B2" office:value-type="string">
            <text:p text:style-name="P1">Transient</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unchanged</text:p>
          </table:table-cell>
        </table:table-row>
        <text:soft-page-break/>
        <table:table-row table:style-name="Table2.1">
          <table:table-cell table:style-name="Table2.A2" office:value-type="string">
            <text:p text:style-name="P1">makeTransient</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Transient</text:p>
          </table:table-cell>
        </table:table-row>
        <table:table-row table:style-name="Table2.1">
          <table:table-cell table:style-name="Table2.A2" office:value-type="string">
            <text:p text:style-name="P4">commit </text:p>
            <text:p text:style-name="P6">retainValues=fals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ransient</text:p>
          </table:table-cell>
          <table:table-cell table:style-name="Table2.B2" office:value-type="string">
            <text:p text:style-name="P1">Transient</text:p>
          </table:table-cell>
          <table:table-cell table:style-name="Table2.B2" office:value-type="string">
            <text:p text:style-name="P1">unchanged</text:p>
          </table:table-cell>
        </table:table-row>
        <table:table-row table:style-name="Table2.1">
          <table:table-cell table:style-name="Table2.A2" office:value-type="string">
            <text:p text:style-name="P4">commit </text:p>
            <text:p text:style-name="P6">retainValues=tru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ransient</text:p>
          </table:table-cell>
          <table:table-cell table:style-name="Table2.B2" office:value-type="string">
            <text:p text:style-name="P1">Transient</text:p>
          </table:table-cell>
          <table:table-cell table:style-name="Table2.B2" office:value-type="string">
            <text:p text:style-name="P1">unchanged</text:p>
          </table:table-cell>
        </table:table-row>
        <table:table-row table:style-name="Table2.1">
          <table:table-cell table:style-name="Table2.A2" office:value-type="string">
            <text:p text:style-name="P3">commit transaction with DetachAllOnCommit tru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ransient</text:p>
          </table:table-cell>
          <table:table-cell table:style-name="Table2.B2" office:value-type="string">
            <text:p text:style-name="P1">Transient</text:p>
          </table:table-cell>
          <table:table-cell table:style-name="Table2.B2" office:value-type="string">
            <text:p text:style-name="P1">detached-clean</text:p>
          </table:table-cell>
        </table:table-row>
        <table:table-row table:style-name="Table2.1">
          <table:table-cell table:style-name="Table2.A2" office:value-type="string">
            <text:p text:style-name="P4">rollback</text:p>
            <text:p text:style-name="P6">restoreValues=fals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ransient</text:p>
          </table:table-cell>
          <table:table-cell table:style-name="Table2.B2" office:value-type="string">
            <text:p text:style-name="P1">Hollow</text:p>
          </table:table-cell>
          <table:table-cell table:style-name="Table2.B2" office:value-type="string">
            <text:p text:style-name="P1">unchanged</text:p>
          </table:table-cell>
        </table:table-row>
        <table:table-row table:style-name="Table2.1">
          <table:table-cell table:style-name="Table2.A2" office:value-type="string">
            <text:p text:style-name="P4">rollback </text:p>
            <text:p text:style-name="P6">restoreValues=tru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ransient</text:p>
          </table:table-cell>
          <table:table-cell table:style-name="Table2.B2" office:value-type="string">
            <text:p text:style-name="P1">P-nontrans</text:p>
          </table:table-cell>
          <table:table-cell table:style-name="Table2.B2" office:value-type="string">
            <text:p text:style-name="P1">unchanged</text:p>
          </table:table-cell>
        </table:table-row>
        <text:soft-page-break/>
        <table:table-row table:style-name="Table2.1">
          <table:table-cell table:style-name="Table2.A2" office:value-type="string">
            <text:p text:style-name="P1">refresh</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row>
        <table:table-row table:style-name="Table2.1">
          <table:table-cell table:style-name="Table2.A2" office:value-type="string">
            <text:p text:style-name="P1">evict</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Hollow</text:p>
          </table:table-cell>
        </table:table-row>
        <table:table-row table:style-name="Table2.1">
          <table:table-cell table:style-name="Table2.A2" office:value-type="string">
            <text:p text:style-name="P3">read field outside transaction</text:p>
          </table:table-cell>
          <table:table-cell table:style-name="Table2.B2" office:value-type="string">
            <text:p text:style-name="P1">unchanged</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unchanged</text:p>
          </table:table-cell>
        </table:table-row>
        <table:table-row table:style-name="Table2.1">
          <table:table-cell table:style-name="Table2.A2" office:value-type="string">
            <text:p text:style-name="P3">read field with Optimistic transaction</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unchanged</text:p>
          </table:table-cell>
        </table:table-row>
        <table:table-row table:style-name="Table2.1">
          <table:table-cell table:style-name="Table2.A2" office:value-type="string">
            <text:p text:style-name="P1">read field with active Datastore transaction</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P-clean</text:p>
          </table:table-cell>
        </table:table-row>
        <table:table-row table:style-name="Table2.1">
          <table:table-cell table:style-name="Table2.A2" office:value-type="string">
            <text:p text:style-name="P1">write field or makeDirty outside transaction</text:p>
          </table:table-cell>
          <table:table-cell table:style-name="Table2.B2" office:value-type="string">
            <text:p text:style-name="P1">unchanged</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P-nontrans-dirty</text:p>
          </table:table-cell>
        </table:table-row>
        <text:soft-page-break/>
        <table:table-row table:style-name="Table2.1">
          <table:table-cell table:style-name="Table2.A2" office:value-type="string">
            <text:p text:style-name="P1">write field or makeDirty with active transaction</text:p>
          </table:table-cell>
          <table:table-cell table:style-name="Table2.B2" office:value-type="string">
            <text:p text:style-name="P4">T-dirty</text:p>
            <text:p text:style-name="P6"/>
          </table:table-cell>
          <table:table-cell table:style-name="Table2.B2" office:value-type="string">
            <text:p text:style-name="P1">unchanged</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P-dirty</text:p>
          </table:table-cell>
        </table:table-row>
        <table:table-row table:style-name="Table2.1">
          <table:table-cell table:style-name="Table2.A2" office:value-type="string">
            <text:p text:style-name="P3">retrieve outside or with active Optimistic transaction</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row>
        <table:table-row table:style-name="Table2.1">
          <table:table-cell table:style-name="Table2.A2" office:value-type="string">
            <text:p text:style-name="P3">retrieve with active Datastore transaction</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P-clean</text:p>
          </table:table-cell>
        </table:table-row>
        <table:table-row table:style-name="Table2.1">
          <table:table-cell table:style-name="Table2.A2" office:value-type="string">
            <text:p text:style-name="P3">detachCopy outside transaction with NontransactionalRead true</text:p>
          </table:table-cell>
          <table:table-cell table:style-name="Table2.B2" office:value-type="string">
            <text:p text:style-name="P1">error</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4">parameter: unchanged</text:p>
            <text:p text:style-name="P6">returned: detached-clean</text:p>
          </table:table-cell>
        </table:table-row>
        <table:table-row table:style-name="Table2.1">
          <table:table-cell table:style-name="Table2.A2" office:value-type="string">
            <text:p text:style-name="P3">detachCopy outside transaction with NontransactionalRead false</text:p>
          </table:table-cell>
          <table:table-cell table:style-name="Table2.B2" office:value-type="string">
            <text:p text:style-name="P1">error</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error</text:p>
          </table:table-cell>
        </table:table-row>
        <table:table-row table:style-name="Table2.1">
          <table:table-cell table:style-name="Table2.A2" office:value-type="string">
            <text:p text:style-name="P3">detachCopy with active optimistic transaction</text:p>
          </table:table-cell>
          <table:table-cell table:style-name="Table2.B2" office:value-type="string">
            <text:p text:style-name="P4">parameter: P-new</text:p>
            <text:p text:style-name="P8">returned:</text:p>
            <text:p text:style-name="P6">detached-clean</text:p>
          </table:table-cell>
          <table:table-cell table:style-name="Table2.B2" office:value-type="string">
            <text:p text:style-name="P4">parameter: P-new</text:p>
            <text:p text:style-name="P8">returned:</text:p>
            <text:p text:style-name="P6">detached-clean</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4">parameter: unchanged</text:p>
            <text:p text:style-name="P8">returned:</text:p>
            <text:p text:style-name="P6">detached-clean</text:p>
          </table:table-cell>
        </table:table-row>
        <text:soft-page-break/>
        <table:table-row table:style-name="Table2.1">
          <table:table-cell table:style-name="Table2.A2" office:value-type="string">
            <text:p text:style-name="P3">detachCopy with active datastore transaction</text:p>
          </table:table-cell>
          <table:table-cell table:style-name="Table2.B2" office:value-type="string">
            <text:p text:style-name="P4">parameter: P-new</text:p>
            <text:p text:style-name="P8">returned:</text:p>
            <text:p text:style-name="P6">detached-clean</text:p>
          </table:table-cell>
          <table:table-cell table:style-name="Table2.B2" office:value-type="string">
            <text:p text:style-name="P4">parameter: P-new</text:p>
            <text:p text:style-name="P8">returned:</text:p>
            <text:p text:style-name="P6">detached-clean</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4">parameter: P-clean</text:p>
            <text:p text:style-name="P8">returned:</text:p>
            <text:p text:style-name="P6">detached-clean</text:p>
          </table:table-cell>
        </table:table-row>
      </table:table>
      <text:p text:style-name="P12"> </text:p>
      <text:p text:style-name="P27"/>
      <text:p text:style-name="P12"> </text:p>
      <text:p text:style-name="P13">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9"><text:span text:style-name="T6">method </text:span><text:span text:style-name="T7">\</text:span><text:span text:style-name="T6"> current state</text:span></text:p>
            </table:table-cell>
            <table:table-cell table:style-name="Table3.B1" office:value-type="string">
              <text:p text:style-name="P10">P-nontrans-dirty</text:p>
            </table:table-cell>
            <table:table-cell table:style-name="Table3.B1" office:value-type="string">
              <text:p text:style-name="P10">detached-clean</text:p>
            </table:table-cell>
            <table:table-cell table:style-name="Table3.B1" office:value-type="string">
              <text:p text:style-name="P10">detached-dirty</text:p>
            </table:table-cell>
          </table:table-row>
        </table:table-header-rows>
        <table:table-row table:style-name="Table3.1">
          <table:table-cell table:style-name="Table3.A2" office:value-type="string">
            <text:p text:style-name="P1">makePersistent with active Optimistic transaction and CopyOnAttach false</text:p>
          </table:table-cell>
          <table:table-cell table:style-name="Table3.B2" office:value-type="string">
            <text:p text:style-name="P1">unchanged</text:p>
          </table:table-cell>
          <table:table-cell table:style-name="Table3.B2" office:value-type="string">
            <text:p text:style-name="P1">P-nontrans</text:p>
          </table:table-cell>
          <table:table-cell table:style-name="Table3.B2" office:value-type="string">
            <text:p text:style-name="P1">P-dirty</text:p>
          </table:table-cell>
        </table:table-row>
        <table:table-row table:style-name="Table3.1">
          <table:table-cell table:style-name="Table3.A2" office:value-type="string">
            <text:p text:style-name="P1">makePersistent with active Datastore transaction and CopyOnAttach false</text:p>
          </table:table-cell>
          <table:table-cell table:style-name="Table3.B2" office:value-type="string">
            <text:p text:style-name="P1">unchanged</text:p>
          </table:table-cell>
          <table:table-cell table:style-name="Table3.B2" office:value-type="string">
            <text:p text:style-name="P1">P-clean</text:p>
          </table:table-cell>
          <table:table-cell table:style-name="Table3.B2" office:value-type="string">
            <text:p text:style-name="P1">P-dirty</text:p>
          </table:table-cell>
        </table:table-row>
        <table:table-row table:style-name="Table3.1">
          <table:table-cell table:style-name="Table3.A2" office:value-type="string">
            <text:p text:style-name="P1">makePersistent with CopyOnAttach false and instance with the same oid already in the cache</text:p>
          </table:table-cell>
          <table:table-cell table:style-name="Table3.B2" office:value-type="string">
            <text:p text:style-name="P1">unchanged</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1">makePersistent with active Optimistic transaction and CopyOnAttach true</text:p>
          </table:table-cell>
          <table:table-cell table:style-name="Table3.B2" office:value-type="string">
            <text:p text:style-name="P1">unchanged</text:p>
          </table:table-cell>
          <table:table-cell table:style-name="Table3.B2" office:value-type="string">
            <text:p text:style-name="P4">parameter: unchanged</text:p>
            <text:p text:style-name="P8">returned:</text:p>
            <text:p text:style-name="P6">P-nontrans</text:p>
          </table:table-cell>
          <table:table-cell table:style-name="Table3.B2" office:value-type="string">
            <text:p text:style-name="P4">parameter: unchanged</text:p>
            <text:p text:style-name="P8">returned:</text:p>
            <text:p text:style-name="P6">P-dirty</text:p>
          </table:table-cell>
        </table:table-row>
        <table:table-row table:style-name="Table3.1">
          <table:table-cell table:style-name="Table3.A2" office:value-type="string">
            <text:p text:style-name="P1">makePersistent with active Datastore transaction and CopyOnAttach true</text:p>
          </table:table-cell>
          <table:table-cell table:style-name="Table3.B2" office:value-type="string">
            <text:p text:style-name="P1">unchanged</text:p>
          </table:table-cell>
          <table:table-cell table:style-name="Table3.B2" office:value-type="string">
            <text:p text:style-name="P4">parameter: unchanged</text:p>
            <text:p text:style-name="P8">returned:</text:p>
            <text:p text:style-name="P6">P-clean</text:p>
          </table:table-cell>
          <table:table-cell table:style-name="Table3.B2" office:value-type="string">
            <text:p text:style-name="P4">parameter: unchanged</text:p>
            <text:p text:style-name="P8">returned:</text:p>
            <text:p text:style-name="P6">P-dirty</text:p>
          </table:table-cell>
        </table:table-row>
        <table:table-row table:style-name="Table3.1">
          <table:table-cell table:style-name="Table3.A2" office:value-type="string">
            <text:p text:style-name="P1">deletePersistent</text:p>
          </table:table-cell>
          <table:table-cell table:style-name="Table3.B2" office:value-type="string">
            <text:p text:style-name="P1">error</text:p>
          </table:table-cell>
          <table:table-cell table:style-name="Table3.B2" office:value-type="string">
            <text:p text:style-name="P1">unchanged</text:p>
          </table:table-cell>
          <table:table-cell table:style-name="Table3.B2" office:value-type="string">
            <text:p text:style-name="P1">unchanged</text:p>
          </table:table-cell>
        </table:table-row>
        <text:soft-page-break/>
        <table:table-row table:style-name="Table3.1">
          <table:table-cell table:style-name="Table3.A2" office:value-type="string">
            <text:p text:style-name="P1">makeTransactional</text:p>
          </table:table-cell>
          <table:table-cell table:style-name="Table3.B2" office:value-type="string">
            <text:p text:style-name="P1">unchanged</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2">makeNontransactional</text:p>
          </table:table-cell>
          <table:table-cell table:style-name="Table3.B2" office:value-type="string">
            <text:p text:style-name="P1">error</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1">makeTransient</text:p>
          </table:table-cell>
          <table:table-cell table:style-name="Table3.B2" office:value-type="string">
            <text:p text:style-name="P1">error</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4">commit with</text:p>
            <text:p text:style-name="P6">retainValues=false</text:p>
          </table:table-cell>
          <table:table-cell table:style-name="Table3.B2" office:value-type="string">
            <text:p text:style-name="P1">hollow</text:p>
          </table:table-cell>
          <table:table-cell table:style-name="Table3.B2" office:value-type="string">
            <text:p text:style-name="P1">unchanged</text:p>
          </table:table-cell>
          <table:table-cell table:style-name="Table3.B2" office:value-type="string">
            <text:p text:style-name="P1">unchanged</text:p>
          </table:table-cell>
        </table:table-row>
        <table:table-row table:style-name="Table3.1">
          <table:table-cell table:style-name="Table3.A2" office:value-type="string">
            <text:p text:style-name="P4">commit with</text:p>
            <text:p text:style-name="P6">retainValues=true</text:p>
          </table:table-cell>
          <table:table-cell table:style-name="Table3.B2" office:value-type="string">
            <text:p text:style-name="P1">P-nontrans</text:p>
          </table:table-cell>
          <table:table-cell table:style-name="Table3.B2" office:value-type="string">
            <text:p text:style-name="P1">unchanged</text:p>
          </table:table-cell>
          <table:table-cell table:style-name="Table3.B2" office:value-type="string">
            <text:p text:style-name="P1">unchanged</text:p>
          </table:table-cell>
        </table:table-row>
        <table:table-row table:style-name="Table3.1">
          <table:table-cell table:style-name="Table3.A2" office:value-type="string">
            <text:p text:style-name="P1">rollback</text:p>
          </table:table-cell>
          <table:table-cell table:style-name="Table3.B2" office:value-type="string">
            <text:p text:style-name="P1">unchanged</text:p>
          </table:table-cell>
          <table:table-cell table:style-name="Table3.B2" office:value-type="string">
            <text:p text:style-name="P1">unchanged</text:p>
          </table:table-cell>
          <table:table-cell table:style-name="Table3.B2" office:value-type="string">
            <text:p text:style-name="P1">unchanged</text:p>
          </table:table-cell>
        </table:table-row>
        <text:soft-page-break/>
        <table:table-row table:style-name="Table3.1">
          <table:table-cell table:style-name="Table3.A2" office:value-type="string">
            <text:p text:style-name="P1">refresh</text:p>
          </table:table-cell>
          <table:table-cell table:style-name="Table3.B2" office:value-type="string">
            <text:p text:style-name="P1">unchanged</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1">evict</text:p>
          </table:table-cell>
          <table:table-cell table:style-name="Table3.B2" office:value-type="string">
            <text:p text:style-name="P1">hollow</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3">read field</text:p>
          </table:table-cell>
          <table:table-cell table:style-name="Table3.B2" office:value-type="string">
            <text:p text:style-name="P1">unchanged</text:p>
          </table:table-cell>
          <table:table-cell table:style-name="Table3.B2" office:value-type="string">
            <text:p text:style-name="P1">unchanged</text:p>
          </table:table-cell>
          <table:table-cell table:style-name="Table3.B2" office:value-type="string">
            <text:p text:style-name="P1">unchanged</text:p>
          </table:table-cell>
        </table:table-row>
        <table:table-row table:style-name="Table3.1">
          <table:table-cell table:style-name="Table3.A2" office:value-type="string">
            <text:p text:style-name="P1">write field or makeDirty</text:p>
          </table:table-cell>
          <table:table-cell table:style-name="Table3.B2" office:value-type="string">
            <text:p text:style-name="P1">unchanged</text:p>
          </table:table-cell>
          <table:table-cell table:style-name="Table3.B2" office:value-type="string">
            <text:p text:style-name="P1">detached-dirty</text:p>
          </table:table-cell>
          <table:table-cell table:style-name="Table3.B2" office:value-type="string">
            <text:p text:style-name="P1">unchanged</text:p>
          </table:table-cell>
        </table:table-row>
        <table:table-row table:style-name="Table3.1">
          <table:table-cell table:style-name="Table3.A2" office:value-type="string">
            <text:p text:style-name="P3">retrieve </text:p>
          </table:table-cell>
          <table:table-cell table:style-name="Table3.B2" office:value-type="string">
            <text:p text:style-name="P1">unchanged</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3">commit transaction with DetachAllOnCommit true</text:p>
          </table:table-cell>
          <table:table-cell table:style-name="Table3.B2" office:value-type="string">
            <text:p text:style-name="P1">detached</text:p>
          </table:table-cell>
          <table:table-cell table:style-name="Table3.B2" office:value-type="string">
            <text:p text:style-name="P1">unchanged</text:p>
          </table:table-cell>
          <table:table-cell table:style-name="Table3.B2" office:value-type="string">
            <text:p text:style-name="P1">unchanged</text:p>
          </table:table-cell>
        </table:table-row>
        <text:soft-page-break/>
        <table:table-row table:style-name="Table3.1">
          <table:table-cell table:style-name="Table3.A2" office:value-type="string">
            <text:p text:style-name="P3">detachCopy outside transaction with NontransactionalRead true</text:p>
          </table:table-cell>
          <table:table-cell table:style-name="Table3.B2" office:value-type="string">
            <text:p text:style-name="P4">parameter: unchanged</text:p>
            <text:p text:style-name="P6">returned: unspecified</text:p>
          </table:table-cell>
          <table:table-cell table:style-name="Table3.B2" office:value-type="string">
            <text:p text:style-name="P4">parameter: unchanged</text:p>
            <text:p text:style-name="P6">returned: detached-clean</text:p>
          </table:table-cell>
          <table:table-cell table:style-name="Table3.B2" office:value-type="string">
            <text:p text:style-name="P4">parameter: unchanged</text:p>
            <text:p text:style-name="P6">returned: unspecified</text:p>
          </table:table-cell>
        </table:table-row>
        <table:table-row table:style-name="Table3.1">
          <table:table-cell table:style-name="Table3.A2" office:value-type="string">
            <text:p text:style-name="P3">detachCopy outside transaction with NontransactionalRead false</text:p>
          </table:table-cell>
          <table:table-cell table:style-name="Table3.B2" office:value-type="string">
            <text:p text:style-name="P1">error</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3">detachCopy with active transaction</text:p>
          </table:table-cell>
          <table:table-cell table:style-name="Table3.B2" office:value-type="string">
            <text:p text:style-name="P1">impossible</text:p>
          </table:table-cell>
          <table:table-cell table:style-name="Table3.B2" office:value-type="string">
            <text:p text:style-name="P4">parameter: unchanged</text:p>
            <text:p text:style-name="P6">returned: detached-clean</text:p>
          </table:table-cell>
          <table:table-cell table:style-name="Table3.B2" office:value-type="string">
            <text:p text:style-name="P4">parameter: unchanged</text:p>
            <text:p text:style-name="P6">returned: detached-clean</text:p>
          </table:table-cell>
        </table:table-row>
      </table:table>
      <text:p text:style-name="P12"> </text:p>
      <text:p text:style-name="P19">•<text:tab/>error: a <text:span text:style-name="T1">JDOUserException</text:span> is thrown; the state does not change</text:p>
      <text:p text:style-name="P20">•<text:tab/>unchanged: no state change takes place; no exception is thrown due to the state change</text:p>
      <text:p text:style-name="P20">•<text:tab/>n/a: not applicable; if this instance is an explicit parameter of the method, a <text:span text:style-name="T1">JDOUserException</text:span> is thrown; if this instance is an implicit parameter, it is ignored.</text:p>
      <text:p text:style-name="P20">•<text:tab/>impossible: the state cannot occur in this scenario</text:p>
      <text:p text:style-name="P16"><text:soft-page-break/><draw:frame draw:style-name="fr2" draw:name="9" text:anchor-type="as-char" svg:width="6.5in" svg:height="0.1346in" draw:z-index="9"><draw:image xlink:href="Pictures/20000007000025F9000000C9F0140E06.wmf" xlink:type="simple" xlink:show="embed" xlink:actuate="onLoad"/></draw:frame></text:p>
      <text:p text:style-name="P29"><text:tab/>Figure 7.0<text:tab/>Life Cycle: New Persistent Instances</text:p>
      <text:p text:style-name="P17"><draw:frame draw:style-name="fr1" draw:name="Frame1" text:anchor-type="paragraph" svg:x="-0.0008in" svg:y="-0.0008in" fo:min-width="0.0161in" draw:z-index="30"><draw:text-box fo:min-height="0.0161in"><text:p text:style-name="P18"><draw:frame draw:style-name="fr2" draw:name="10" text:anchor-type="as-char" svg:width="6.5in" svg:height="2.4165in" draw:z-index="31"><draw:image xlink:href="Pictures/200000460000249100000D9970B6331E.wmf" xlink:type="simple" xlink:show="embed" xlink:actuate="onLoad"/></draw:frame></text:p></draw:text-box></draw:frame><draw:frame draw:style-name="fr2" draw:name="11" text:anchor-type="as-char" svg:width="6.5in" svg:height="0.1346in" draw:z-index="11"><draw:image xlink:href="Pictures/20000007000025F9000000C9F0140E06.wmf" xlink:type="simple" xlink:show="embed" xlink:actuate="onLoad"/></draw:frame></text:p>
      <text:p text:style-name="P29"><text:tab/>Figure 8.0<text:tab/>Life Cycle: Transactional Access</text:p>
      <text:p text:style-name="P17"><draw:frame draw:style-name="fr1" draw:name="Frame2" text:anchor-type="paragraph" svg:x="-0.0008in" svg:y="-0.0008in" fo:min-width="0.0161in" draw:z-index="32"><draw:text-box fo:min-height="0.0161in"><text:p text:style-name="P18"><draw:frame draw:style-name="fr2" draw:name="12" text:anchor-type="as-char" svg:width="6.5in" svg:height="2.75in" draw:z-index="33"><draw:image xlink:href="Pictures/200000500000249100000F798AA909DA.wmf" xlink:type="simple" xlink:show="embed" xlink:actuate="onLoad"/></draw:frame></text:p></draw:text-box></draw:frame><draw:frame draw:style-name="fr2" draw:name="13" text:anchor-type="as-char" svg:width="6.5in" svg:height="0.1346in" draw:z-index="13"><draw:image xlink:href="Pictures/20000007000025F9000000C9F0140E06.wmf" xlink:type="simple" xlink:show="embed" xlink:actuate="onLoad"/></draw:frame></text:p>
      <text:p text:style-name="P29"><text:tab/>Figure 9.0<text:tab/>Life Cycle: Datastore Transactions</text:p>
      <text:p text:style-name="P17"><draw:frame draw:style-name="fr1" draw:name="Frame3" text:anchor-type="paragraph" svg:x="-0.0008in" svg:y="-0.0008in" fo:min-width="0.0161in" draw:z-index="34"><draw:text-box fo:min-height="0.0161in"><text:p text:style-name="P18"><draw:frame draw:style-name="fr2" draw:name="14" text:anchor-type="as-char" svg:width="6.5in" svg:height="2.3335in" draw:z-index="35"><draw:image xlink:href="Pictures/200000480000249100000D2113ED5087.wmf" xlink:type="simple" xlink:show="embed" xlink:actuate="onLoad"/></draw:frame></text:p></draw:text-box></draw:frame><text:soft-page-break/><draw:frame draw:style-name="fr2" draw:name="15" text:anchor-type="as-char" svg:width="6.5in" svg:height="0.1346in" draw:z-index="15"><draw:image xlink:href="Pictures/20000007000025F9000000C9F0140E06.wmf" xlink:type="simple" xlink:show="embed" xlink:actuate="onLoad"/></draw:frame></text:p>
      <text:p text:style-name="P29"><text:tab/>Figure 10.0<text:tab/>Life Cycle: Optimistic Transactions</text:p>
      <text:p text:style-name="P17"><draw:frame draw:style-name="fr1" draw:name="Frame4" text:anchor-type="paragraph" svg:x="-0.0008in" svg:y="-0.0008in" fo:min-width="0.0161in" draw:z-index="36"><draw:text-box fo:min-height="0.0161in"><text:p text:style-name="P18"><draw:frame draw:style-name="fr2" draw:name="16" text:anchor-type="as-char" svg:width="6.5in" svg:height="2in" draw:z-index="0"><draw:image xlink:href="Pictures/200000480000249100000B414C1F0D85.wmf" xlink:type="simple" xlink:show="embed" xlink:actuate="onLoad"/></draw:frame></text:p></draw:text-box></draw:frame><draw:frame draw:style-name="fr2" draw:name="17" text:anchor-type="as-char" svg:width="6.5in" svg:height="0.1346in" draw:z-index="17"><draw:image xlink:href="Pictures/20000007000025F9000000C9F0140E06.wmf" xlink:type="simple" xlink:show="embed" xlink:actuate="onLoad"/></draw:frame></text:p>
      <text:p text:style-name="P29"><text:tab/>Figure 11.0<text:tab/>Life Cycle: Access Outside Transactions</text:p>
      <text:p text:style-name="P17"><draw:frame draw:style-name="fr1" draw:name="Frame5" text:anchor-type="paragraph" svg:x="-0.0008in" svg:y="-0.0008in" fo:min-width="0.0161in" draw:z-index="37"><draw:text-box fo:min-height="0.0161in"><text:p text:style-name="P18"><draw:frame draw:style-name="fr2" draw:name="18" text:anchor-type="as-char" svg:width="6.5in" svg:height="2.5728in" draw:z-index="0"><draw:image xlink:href="Pictures/200000430000249100000E75FD98263A.wmf" xlink:type="simple" xlink:show="embed" xlink:actuate="onLoad"/></draw:frame></text:p></draw:text-box></draw:frame><draw:frame draw:style-name="fr2" draw:name="19" text:anchor-type="as-char" svg:width="6.5in" svg:height="0.1346in" draw:z-index="19"><draw:image xlink:href="Pictures/20000007000025F9000000C9F0140E06.wmf" xlink:type="simple" xlink:show="embed" xlink:actuate="onLoad"/></draw:frame></text:p>
      <text:p text:style-name="P29"><text:tab/>Figure 12.0<text:tab/>Life Cycle: Transient TransactionalLife Cycle: Transient Transactional</text:p>
      <text:p text:style-name="P17"><draw:frame draw:style-name="fr1" draw:name="Frame6" text:anchor-type="paragraph" svg:x="-0.0008in" svg:y="-0.0008in" fo:min-width="0.0161in" draw:z-index="38"><draw:text-box fo:min-height="0.0161in"><text:p text:style-name="P18"><draw:frame draw:style-name="fr2" draw:name="20" text:anchor-type="as-char" svg:width="6.5in" svg:height="2.6252in" draw:z-index="0"><draw:image xlink:href="Pictures/2000003A0000249100000EC57CBC684C.wmf" xlink:type="simple" xlink:show="embed" xlink:actuate="onLoad"/></draw:frame></text:p></draw:text-box></draw:frame><draw:frame draw:style-name="fr2" draw:name="21" text:anchor-type="as-char" svg:width="6.5in" svg:height="0.1346in" draw:z-index="21"><draw:image xlink:href="Pictures/20000007000025F9000000C9F0140E06.wmf" xlink:type="simple" xlink:show="embed" xlink:actuate="onLoad"/></draw:frame></text:p>
      <text:p text:style-name="P29"><text:tab/>Figure 13.0<text:tab/>Life Cycle: Detached </text:p>
      <text:p text:style-name="P17"><draw:frame draw:style-name="fr1" draw:name="Frame7" text:anchor-type="paragraph" svg:x="-0.0008in" svg:y="-0.0008in" fo:min-width="0.0161in" draw:z-index="39"><draw:text-box fo:min-height="0.0161in"><text:p text:style-name="P18"><draw:frame draw:style-name="fr2" draw:name="22" text:anchor-type="as-char" svg:width="6.5in" svg:height="2.6252in" draw:z-index="0"><draw:image xlink:href="Pictures/200000570000249100000EC53D6287FF.wmf" xlink:type="simple" xlink:show="embed" xlink:actuate="onLoad"/></draw:frame></text:p></draw:text-box></draw:frame><draw:frame draw:style-name="fr2" draw:name="23" text:anchor-type="as-char" svg:width="6.5in" svg:height="0.1346in" draw:z-index="23"><draw:image xlink:href="Pictures/20000007000025F9000000C9F0140E06.wmf" xlink:type="simple" xlink:show="embed" xlink:actuate="onLoad"/></draw:frame></text:p>
      <text:p text:style-name="P29"><text:tab/>Figure 14.0<text:tab/>JDO Instance State Transitions</text:p>
      <text:p text:style-name="P23"><draw:frame draw:style-name="fr1" draw:name="Frame8" text:anchor-type="paragraph" svg:x="-0.0008in" svg:y="-0.0008in" fo:min-width="0.0161in" draw:z-index="40"><draw:text-box fo:min-height="0.0161in"><text:p text:style-name="P18"><draw:frame draw:style-name="fr2" draw:name="24" text:anchor-type="as-char" svg:width="6.5in" svg:height="4.052in" draw:z-index="0"><draw:image xlink:href="Pictures/2000010800002491000016CED76B8C04.wmf" xlink:type="simple" xlink:show="embed" xlink:actuate="onLoad"/></draw:frame></text:p></draw:text-box></draw:frame>NOTE: Not all possible state transitions are shown in this diagram.</text:p>
      <text:p text:style-name="P28"><text:soft-page-break/>1.<text:tab/>A transient instance transitions to persistent-new when the instance is the parameter of a <text:span text:style-name="T2">makePersistent</text:span> method.</text:p>
      <text:p text:style-name="P28"><text:soft-page-break/>2.<text:tab/>A persistent-new instance transitions to hollow when the transaction in which it was made persistent commits.</text:p>
      <text:p text:style-name="P28">3.<text:tab/>A hollow instance transitions to persistent-clean when a field is read.</text:p>
      <text:p text:style-name="P28">4.<text:tab/>A persistent-clean instance transitions to persistent-dirty when a field is written.</text:p>
      <text:p text:style-name="P28">5.<text:tab/>A persistent-dirty instance transitions to hollow at commit or rollback.</text:p>
      <text:p text:style-name="P28">6.<text:tab/>A persistent-clean instance transitions to hollow at commit or rollback.</text:p>
      <text:p text:style-name="P28">7.<text:tab/>A transient instance transitions to transient-clean when it is the parameter of a <text:span text:style-name="T2">makeTransactional</text:span> method.</text:p>
      <text:p text:style-name="P28">8.<text:tab/>A transient-clean instance transitions to transient-dirty when a field is written.</text:p>
      <text:p text:style-name="P28">9.<text:tab/>A transient-dirty instance transitions to transient-clean at commit or rollback.</text:p>
      <text:p text:style-name="P28">10.<text:tab/>A transient-clean instance transitions to transient when it is the parameter of a <text:span text:style-name="T2">makeNontransactional</text:span> method.</text:p>
      <text:p text:style-name="P28">11.<text:tab/>A hollow instance transitions to persistent-dirty when a field is written.</text:p>
      <text:p text:style-name="P28">12.<text:tab/>A persistent-clean instance transitions to persistent-nontransactional at commit <text:span text:style-name="T5">when </text:span><text:span text:style-name="T2">RetainValues</text:span><text:span text:style-name="T5"> is set to </text:span><text:span text:style-name="T2">true</text:span>, at rollback <text:span text:style-name="T5">when </text:span><text:span text:style-name="T2">RestoreValues</text:span><text:span text:style-name="T5"> is set to </text:span><text:span text:style-name="T2">true</text:span><text:span text:style-name="T5">, </text:span>or when it is the parameter of a <text:span text:style-name="T2">makeNontransactional</text:span> method.</text:p>
      <text:p text:style-name="P28">13.<text:tab/>A persistent-nontransactional instance transitions to persistent-clean when it is the parameter of a <text:span text:style-name="T2">makeTransactional</text:span> method.</text:p>
      <text:p text:style-name="P28">14.<text:tab/>A persistent-nontransactional instance transitions to persistent-dirty when a field is written in a transaction.</text:p>
      <text:p text:style-name="P28">15.<text:tab/>A persistent-new instance transitions to transient on rollback.</text:p>
      <text:p text:style-name="P28">16.<text:tab/>A persistent-new instance transitions to persistent-new-deleted when it is the parameter of <text:span text:style-name="T2">deletePersistent</text:span>.</text:p>
      <text:p text:style-name="P28">17.<text:tab/>A persistent-new-deleted instance transitions to transient on rollback. The values of the fields are restored as of the <text:span text:style-name="T2">makePersistent</text:span> method.</text:p>
      <text:p text:style-name="P28">18.<text:tab/>A persistent-new-deleted instance transitions to transient on commit. No changes are made to the values.</text:p>
      <text:p text:style-name="P28">19.<text:tab/>A hollow, persistent-clean, or persistent-dirty instance transitions to persistent-deleted when it is the parameter of <text:span text:style-name="T2">deletePersistent</text:span>.</text:p>
      <text:p text:style-name="P28">20.<text:tab/>A persistent-deleted instance transitions to transient when the transaction in which it was deleted commits.</text:p>
      <text:p text:style-name="P28"><text:soft-page-break/>21.<text:tab/>A persistent-deleted instance transitions to hollow when the transaction in which it was deleted rolls back.</text:p>
      <text:p text:style-name="P28">22.<text:tab/>A hollow instance transitions to persistent-nontransactional when the <text:span text:style-name="T2">NontransactionalRead</text:span> option is set to <text:span text:style-name="T2">true</text:span>, a field is read, and there is either an optimistic transaction or no transaction active.</text:p>
      <text:p text:style-name="P28">23.<text:tab/><text:span text:style-name="T5">A </text:span>persistent-dirty instance transitions to persistent-nontransactional at commit <text:span text:style-name="T5">when </text:span><text:span text:style-name="T2">RetainValues</text:span><text:span text:style-name="T5"> is set to </text:span><text:span text:style-name="T2">true</text:span> or at <text:span text:style-name="T2">rollback</text:span> <text:span text:style-name="T5">when </text:span><text:span text:style-name="T2">RestoreValues</text:span><text:span text:style-name="T5"> is set to </text:span><text:span text:style-name="T2">true</text:span><text:span text:style-name="T5">.</text:span></text:p>
      <text:p text:style-name="P28">24.<text:tab/><text:span text:style-name="T5">A </text:span>persistent-new instance transitions to persistent-nontransactional at commit <text:span text:style-name="T5">when </text:span><text:span text:style-name="T2">RetainValues</text:span><text:span text:style-name="T5"> is set to </text:span><text:span text:style-name="T2">true</text:span><text:span text:style-name="T5">.</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ody" style:family="paragraph" style:default-outline-level="">
      <style:paragraph-properties fo:margin-top="0in" fo:margin-bottom="0in" style:line-height-at-least="0.1945in" fo:orphans="0" fo:widows="0" fo:break-before="page" style:writing-mode="lr-tb"/>
      <style:text-properties style:use-window-font-color="true" style:font-name="Times New Roman" fo:font-size="12pt" style:font-size-asian="12pt" style:font-size-complex="12pt"/>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step" style:family="paragraph" style:default-outline-level="">
      <style:paragraph-properties fo:margin="100%" fo:margin-left="1.25in" fo:margin-right="0in" fo:margin-top="0in" fo:margin-bottom="0.0835in" style:line-height-at-least="0.1945in" fo:orphans="0" fo:widows="0" fo:text-indent="-0.25in" style:auto-text-indent="false" style:writing-mode="lr-tb">
        <style:tab-stops>
          <style:tab-stop style:position="1.25in"/>
        </style:tab-stops>
      </style:paragraph-properties>
      <style:text-properties style:use-window-font-color="true" style:font-name="Times New Roman" fo:font-size="12pt" style:font-size-asian="12pt" style:font-size-complex="12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5">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12-06-24T14:22:01.55</meta:creation-date>
    <meta:editing-duration>PT7M22S</meta:editing-duration>
    <meta:generator>OpenOffice.org/3.4$Win32 OpenOffice.org_project/340m1$Build-9590</meta:generator>
    <dc:title>JDO_Chapter</dc:title>
    <dc:date>2012-06-30T17:18:27.61</dc:date>
    <meta:document-statistic meta:table-count="3" meta:image-count="25" meta:object-count="0" meta:page-count="39" meta:paragraph-count="835" meta:word-count="9519" meta:character-count="6642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